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elle1" svg:font-family="Adelle, georgia, serif"/>
    <style:font-face style:name="Adelle" svg:font-family="Adelle, sans-serif"/>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krona" svg:font-family="krona, sans-serif"/>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margin-left="0in" fo:margin-right="0in" fo:margin-top="0in" fo:margin-bottom="0.1043in" fo:orphans="2" fo:widows="2" fo:text-indent="0in" style:auto-text-indent="false" fo:padding="0in" fo:border="none"/>
    </style:style>
    <style:style style:name="P3"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1043in" fo:orphans="2" fo:widows="2" fo:text-indent="0in" style:auto-text-indent="false" fo:padding="0in" fo:border="none"/>
      <style:text-properties fo:font-weight="bold" style:font-weight-asian="bold" style:font-weight-complex="bold"/>
    </style:style>
    <style:style style:name="P6" style:family="paragraph" style:parent-style-name="Text_20_body">
      <style:paragraph-properties fo:margin-left="0in" fo:margin-right="0in" fo:margin-top="0in" fo:margin-bottom="0.1043in" fo:orphans="2" fo:widows="2" fo:text-indent="0in" style:auto-text-indent="false"/>
    </style:style>
    <style:style style:name="P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20pt" fo:letter-spacing="normal" fo:font-style="normal" fo:font-weight="normal" style:font-size-asian="20pt" style:font-size-complex="20pt"/>
    </style:style>
    <style:style style:name="P9"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Arial" fo:font-size="20pt" fo:letter-spacing="normal" fo:font-style="normal" fo:font-weight="normal" style:font-size-asian="20pt" style:font-size-complex="20pt"/>
    </style:style>
    <style:style style:name="P11" style:family="paragraph" style:parent-style-name="Text_20_body">
      <style:paragraph-properties fo:margin-left="0in" fo:margin-right="0in" fo:margin-top="0in" fo:margin-bottom="0.1043in" fo:text-align="center" style:justify-single-word="false" fo:orphans="2" fo:widows="2" fo:text-indent="0in" style:auto-text-indent="false"/>
    </style:style>
    <style:style style:name="P12" style:family="paragraph" style:parent-style-name="Text_20_body">
      <style:paragraph-properties fo:margin-left="0in" fo:margin-right="0in" fo:margin-top="0in" fo:margin-bottom="0.1043in" fo:orphans="2" fo:widows="2" fo:text-indent="0in" style:auto-text-indent="false"/>
      <style:text-properties style:font-name="Arial" fo:font-size="20pt" style:font-size-asian="20pt" style:font-size-complex="20pt"/>
    </style:style>
    <style:style style:name="P13"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style>
    <style:style style:name="P14" style:family="paragraph" style:parent-style-name="Text_20_body">
      <style:paragraph-properties fo:margin-left="0in" fo:margin-right="0in" fo:margin-top="0in" fo:margin-bottom="0.2083in" fo:orphans="2" fo:widows="2" fo:text-indent="0in" style:auto-text-indent="false" fo:padding="0.1563in" fo:border="0.0008in solid #bce8f1"/>
    </style:style>
    <style:style style:name="P15" style:family="paragraph" style:parent-style-name="Text_20_body">
      <style:paragraph-properties fo:margin-left="0in" fo:margin-right="0in" fo:margin-top="0in" fo:margin-bottom="0.2083in" fo:orphans="2" fo:widows="2" fo:text-indent="0in" style:auto-text-indent="false" fo:padding="0.1563in" fo:border="0.0008in solid #bce8f1"/>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P16" style:family="paragraph" style:parent-style-name="Text_20_body">
      <style:paragraph-properties fo:margin-left="0in" fo:margin-right="0in" fo:margin-top="0in" fo:margin-bottom="0.2083in" fo:orphans="2" fo:widows="2" fo:text-indent="0in" style:auto-text-indent="false" fo:padding="0in" fo:border="none"/>
    </style:style>
    <style:style style:name="P17" style:family="paragraph" style:parent-style-name="Heading_20_3">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18"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style>
    <style:style style:name="P2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21"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margin-left="0in" fo:margin-right="0in" fo:margin-top="0.1043in" fo:margin-bottom="0.1043in" fo:orphans="2" fo:widows="2" fo:text-indent="0in" style:auto-text-indent="false" fo:padding="0in" fo:border="none"/>
    </style:style>
    <style:style style:name="P23" style:family="paragraph" style:parent-style-name="Text_20_body">
      <style:paragraph-properties fo:margin-left="0in" fo:margin-right="0in" fo:margin-top="0.1043in" fo:margin-bottom="0.1043in" fo:orphans="2" fo:widows="2" fo:text-indent="0in" style:auto-text-indent="false" fo:padding="0in" fo:border="none"/>
      <style:text-properties fo:font-weight="bold" style:font-weight-asian="bold" style:font-weight-complex="bold"/>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5" style:family="paragraph" style:parent-style-name="Text_20_body">
      <style:paragraph-properties fo:margin-left="0in" fo:margin-right="0in" fo:margin-top="0in" fo:margin-bottom="0in" fo:orphans="2" fo:widows="2" fo:text-indent="0in" style:auto-text-indent="false" fo:padding="0in" fo:border="none"/>
    </style:style>
    <style:style style:name="P26"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Arial" fo:font-size="12pt" fo:font-style="normal" fo:font-weight="bold" style:font-size-asian="12pt" style:font-size-complex="12pt"/>
    </style:style>
    <style:style style:name="P27"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Arial" fo:font-size="12pt" fo:font-style="normal" fo:font-weight="bold" style:font-size-asian="12pt" style:font-weight-asian="bold" style:font-size-complex="12pt" style:font-weight-complex="bold"/>
    </style:style>
    <style:style style:name="P28"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333333" style:font-name="Arial" fo:font-size="12pt" fo:letter-spacing="normal" fo:font-style="normal" fo:font-weight="normal" style:font-size-asian="12pt" style:font-size-complex="12pt"/>
    </style:style>
    <style:style style:name="P29" style:family="paragraph" style:parent-style-name="Text_20_body">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0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Heading_20_2">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24292e" style:font-name="apple-system" fo:font-size="10.5pt" fo:letter-spacing="normal" fo:font-style="normal" fo:font-weight="bold"/>
    </style:style>
    <style:style style:name="P31"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Source Sans Pro" fo:font-size="12pt" fo:letter-spacing="normal" fo:font-style="normal" fo:font-weight="normal"/>
    </style:style>
    <style:style style:name="P32" style:family="paragraph" style:parent-style-name="Text_20_body">
      <style:paragraph-properties fo:margin-left="0in" fo:margin-right="0in" fo:margin-top="0in" fo:margin-bottom="0.1563in" fo:orphans="2" fo:widows="2" fo:text-indent="0in" style:auto-text-indent="false" fo:padding="0in" fo:border="none"/>
    </style:style>
    <style:style style:name="P33" style:family="paragraph" style:parent-style-name="Preformatted_20_Text">
      <style:paragraph-properties fo:margin-top="0in" fo:margin-bottom="0.1043in" fo:line-height="142%" fo:orphans="2" fo:widows="2" fo:background-color="#f5f5f5" fo:padding="0in" fo:border="none">
        <style:background-image/>
      </style:paragraph-properties>
    </style:style>
    <style:style style:name="P34" style:family="paragraph" style:parent-style-name="Text_20_body">
      <style:paragraph-properties fo:margin-top="0in" fo:margin-bottom="0.1043in" fo:orphans="2" fo:widows="2" fo:padding="0in" fo:border="none"/>
      <style:text-properties style:text-underline-style="none" fo:font-weight="bold" style:font-weight-asian="bold" style:font-weight-complex="bold"/>
    </style:style>
    <style:style style:name="P35" style:family="paragraph" style:parent-style-name="Text_20_body">
      <style:paragraph-properties fo:margin-top="0in" fo:margin-bottom="0.1043in" fo:orphans="2" fo:widows="2" fo:padding="0in" fo:border="none"/>
      <style:text-properties fo:font-variant="normal" fo:text-transform="none" fo:color="#333333" style:font-name="Helvetica Neue" fo:font-size="12pt" fo:letter-spacing="normal" fo:font-style="normal" style:text-underline-style="none" fo:font-weight="bold" style:font-size-asian="12pt" style:font-weight-asian="bold" style:font-size-complex="12pt" style:font-weight-complex="bold"/>
    </style:style>
    <style:style style:name="P36" style:family="paragraph" style:parent-style-name="Text_20_body">
      <style:paragraph-properties fo:margin-top="0in" fo:margin-bottom="0.1043in" fo:orphans="2" fo:widows="2" fo:padding="0in" fo:border="none"/>
      <style:text-properties fo:font-variant="normal" fo:text-transform="none" fo:color="#000000" style:font-name="Helvetica Neue" fo:font-size="12pt" fo:letter-spacing="normal" fo:font-style="normal" style:text-underline-style="none" fo:font-weight="bold" style:font-size-asian="12pt" style:font-weight-asian="bold" style:font-size-complex="12pt" style:font-weight-complex="bold"/>
    </style:style>
    <style:style style:name="P37" style:family="paragraph" style:parent-style-name="Heading_20_2">
      <style:paragraph-properties fo:margin-top="0in" fo:margin-bottom="0.1043in" fo:text-align="center" style:justify-single-word="false" fo:orphans="2" fo:widows="2"/>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P38" style:family="paragraph" style:parent-style-name="Heading_20_3">
      <style:paragraph-properties fo:text-align="center" style:justify-single-word="false"/>
      <style:text-properties fo:font-variant="normal" fo:text-transform="none" fo:color="#333333" style:font-name="Open Sans" fo:font-size="18pt" fo:letter-spacing="normal" fo:font-style="normal" style:text-underline-style="none" fo:font-weight="bold" style:font-size-asian="14pt" style:font-weight-asian="normal" style:font-size-complex="14pt" style:font-weight-complex="normal"/>
    </style:style>
    <style:style style:name="P39" style:family="paragraph" style:parent-style-name="Horizontal_20_Line">
      <style:text-properties fo:font-size="12pt" style:font-size-asian="12pt" style:font-size-complex="12pt"/>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2" style:family="paragraph" style:parent-style-name="Heading_20_3">
      <style:paragraph-properties fo:text-align="center" style:justify-single-word="false"/>
      <style:text-properties fo:font-variant="normal" fo:text-transform="none" fo:color="#24292e" style:font-name="apple-system" fo:letter-spacing="normal" fo:font-style="normal" fo:font-weight="bold"/>
    </style:style>
    <style:style style:name="P43" style:family="paragraph" style:parent-style-name="Heading_20_3">
      <style:paragraph-properties fo:margin-left="0in" fo:margin-right="0in" fo:margin-top="0.25in" fo:margin-bottom="0.1665in" fo:line-height="125%" fo:text-align="center" style:justify-single-word="false" fo:orphans="2" fo:widows="2" fo:text-indent="0in" style:auto-text-indent="false"/>
    </style:style>
    <style:style style:name="P44" style:family="paragraph" style:parent-style-name="Heading_20_3">
      <style:paragraph-properties fo:margin-left="0in" fo:margin-right="0in" fo:margin-top="0.25in" fo:margin-bottom="0.1665in" fo:line-height="125%" fo:text-align="center" style:justify-single-word="false" fo:orphans="2" fo:widows="2" fo:text-indent="0in" style:auto-text-indent="false"/>
      <style:text-properties fo:font-variant="normal" fo:text-transform="none" fo:color="#24292e" style:font-name="apple-system" fo:letter-spacing="normal" fo:font-style="normal" fo:font-weight="bold"/>
    </style:style>
    <style:style style:name="P45" style:family="paragraph" style:parent-style-name="Preformatted_20_Text">
      <style:paragraph-properties fo:margin-top="0in" fo:margin-bottom="0.1965in" fo:orphans="2" fo:widows="2" fo:background-color="#dcd2aa" fo:padding="0in" fo:border="none">
        <style:background-image/>
      </style:paragraph-properties>
    </style:style>
    <style:style style:name="P46" style:family="paragraph" style:parent-style-name="Preformatted_20_Text">
      <style:paragraph-properties fo:margin-left="0in" fo:margin-right="0in" fo:margin-top="0in" fo:margin-bottom="0.1965in" fo:orphans="2" fo:widows="2" fo:text-indent="0in" style:auto-text-indent="false" fo:background-color="#dcd2aa" fo:padding="0in" fo:border="none">
        <style:background-image/>
      </style:paragraph-properties>
    </style:style>
    <style:style style:name="P47" style:family="paragraph" style:parent-style-name="Preformatted_20_Text">
      <style:paragraph-properties fo:margin-left="0in" fo:margin-right="0in" fo:orphans="2" fo:widows="2" fo:text-indent="0in" style:auto-text-indent="false" fo:background-color="#dcd2aa" fo:padding="0in" fo:border="none">
        <style:background-image/>
      </style:paragraph-properties>
    </style:style>
    <style:style style:name="P48"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9.75pt" fo:letter-spacing="normal" fo:font-style="normal" fo:font-weight="normal"/>
    </style:style>
    <style:style style:name="P49"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9.75pt" fo:letter-spacing="normal" fo:font-style="normal" fo:font-weight="normal" fo:background-color="transparent"/>
    </style:style>
    <style:style style:name="P50"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Courier New1" fo:font-size="14pt" fo:font-style="normal" fo:font-weight="bold" style:font-size-asian="14pt" style:font-weight-asian="bold" style:font-size-complex="14pt" style:font-weight-complex="bold"/>
    </style:style>
    <style:style style:name="P51"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Arial" fo:font-size="12pt" fo:font-style="normal" fo:font-weight="bold" style:font-size-asian="12pt" style:font-size-complex="12pt"/>
    </style:style>
    <style:style style:name="P52"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Arial" fo:font-size="12pt" fo:font-style="normal" fo:font-weight="bold" style:font-size-asian="12pt" style:font-weight-asian="bold" style:font-size-complex="12pt" style:font-weight-complex="bold"/>
    </style:style>
    <style:style style:name="P53"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333333" style:font-name="Arial" fo:font-size="12pt" fo:letter-spacing="normal" fo:font-style="normal" fo:font-weight="normal" style:font-size-asian="12pt" style:font-size-complex="12pt"/>
    </style:style>
    <style:style style:name="P54" style:family="paragraph" style:parent-style-name="Preformatted_20_Text">
      <style:paragraph-properties fo:orphans="2" fo:widows="2" fo:background-color="#dcd2aa" fo:padding="0in" fo:border="none">
        <style:background-image/>
      </style:paragraph-properties>
    </style:style>
    <style:style style:name="P55"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letter-spacing="normal"/>
    </style:style>
    <style:style style:name="P56"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 fo:font-size="9.75pt" fo:letter-spacing="normal" fo:font-style="normal" fo:font-weight="normal"/>
    </style:style>
    <style:style style:name="P57" style:family="paragraph" style:parent-style-name="Preformatted_20_Text">
      <style:paragraph-properties fo:margin-top="0in" fo:margin-bottom="0in" fo:line-height="145%" fo:orphans="2" fo:widows="2" fo:background-color="#f6f8fa" fo:padding="0in" fo:border="none">
        <style:background-image/>
      </style:paragraph-properties>
    </style:style>
    <style:style style:name="P58" style:family="paragraph" style:parent-style-name="Preformatted_20_Text">
      <style:paragraph-properties fo:margin-top="0in" fo:margin-bottom="0in" fo:line-height="160%" fo:background-color="transparent" fo:padding="0in" fo:border="none">
        <style:background-image/>
      </style:paragraph-properties>
      <style:text-properties fo:color="#000000" fo:font-size="12pt" fo:background-color="transparent"/>
    </style:style>
    <style:style style:name="P59" style:family="paragraph" style:parent-style-name="Preformatted_20_Text">
      <style:paragraph-properties fo:margin-top="0in" fo:margin-bottom="0in" fo:line-height="160%" fo:background-color="#fffdae" fo:padding-left="0.0193in" fo:padding-right="0in" fo:padding-top="0in" fo:padding-bottom="0in" fo:border-left="0.0346in solid #3c6991" fo:border-right="none" fo:border-top="none" fo:border-bottom="none">
        <style:background-image/>
      </style:paragraph-properties>
      <style:text-properties fo:font-size="12pt"/>
    </style:style>
    <style:style style:name="P60" style:family="paragraph" style:parent-style-name="Preformatted_20_Text">
      <style:paragraph-properties fo:margin-top="0in" fo:margin-bottom="0in" fo:line-height="160%" fo:background-color="#fffdae" fo:padding-left="0.0193in" fo:padding-right="0in" fo:padding-top="0in" fo:padding-bottom="0in" fo:border-left="0.0346in solid #3c6991" fo:border-right="none" fo:border-top="none" fo:border-bottom="none">
        <style:background-image/>
      </style:paragraph-properties>
    </style:style>
    <style:style style:name="P6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452c1c" style:font-name="krona" fo:font-size="14pt" fo:letter-spacing="normal" fo:font-style="normal" style:font-size-asian="14pt" style:font-size-complex="14pt"/>
    </style:style>
    <style:style style:name="P62"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452c1c" style:font-name="krona" fo:font-size="15pt" fo:letter-spacing="normal" fo:font-style="normal" style:font-size-asian="15pt" style:font-size-complex="15pt"/>
    </style:style>
    <style:style style:name="P63" style:family="paragraph" style:parent-style-name="Heading_20_1">
      <style:paragraph-properties fo:margin-left="0in" fo:margin-right="0in" fo:margin-top="0.25in" fo:margin-bottom="0.1665in" fo:line-height="125%" fo:text-align="center" style:justify-single-word="false" fo:orphans="2" fo:widows="2" fo:text-indent="0in" style:auto-text-indent="false"/>
      <style:text-properties fo:font-variant="normal" fo:text-transform="none" fo:color="#24292e" style:font-name="apple-system" fo:font-size="14pt" fo:letter-spacing="normal" fo:font-style="normal" fo:font-weight="bold" style:font-size-asian="14pt" style:font-size-complex="14pt"/>
    </style:style>
    <style:style style:name="P64" style:family="paragraph" style:parent-style-name="Heading_20_1">
      <style:paragraph-properties fo:margin-left="0in" fo:margin-right="0in" fo:margin-top="0in" fo:margin-bottom="0.1563in" fo:text-align="center" style:justify-single-word="false" fo:text-indent="0in" style:auto-text-indent="false" fo:padding="0in" fo:border="none"/>
      <style:text-properties fo:font-variant="normal" fo:text-transform="none" style:text-line-through-style="none" style:font-name="Adelle1" fo:font-size="15pt" fo:font-style="normal" style:text-underline-style="none" fo:font-weight="normal" style:text-blinking="false" style:font-size-asian="15pt" style:font-size-complex="15pt"/>
    </style:style>
    <style:style style:name="P65" style:family="paragraph" style:parent-style-name="Heading_20_1">
      <style:paragraph-properties fo:margin-left="0in" fo:margin-right="-0.0102in" fo:margin-top="0in" fo:margin-bottom="0.1043in" style:line-height-at-least="0.3126in" fo:text-align="start" style:justify-single-word="false" fo:orphans="2" fo:widows="2" fo:text-indent="0in" style:auto-text-indent="false" fo:padding="0in" fo:border="none">
        <style:tab-stops>
          <style:tab-stop style:position="5.9791in"/>
        </style:tab-stops>
      </style:paragraph-properties>
      <style:text-properties fo:font-variant="normal" fo:text-transform="none" fo:color="#ffffff" style:text-line-through-style="none" style:font-name="Adelle1" fo:font-size="30pt" fo:letter-spacing="normal" fo:font-style="normal" style:text-underline-style="none" fo:font-weight="normal" style:text-blinking="false"/>
    </style:style>
    <style:style style:name="P66" style:family="paragraph" style:parent-style-name="Heading_20_2">
      <style:paragraph-properties fo:margin-left="0in" fo:margin-right="0in" fo:margin-top="0.25in" fo:margin-bottom="0.1665in" fo:line-height="125%" fo:text-align="center" style:justify-single-word="false"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67" style:family="paragraph" style:parent-style-name="Heading_20_2">
      <style:paragraph-properties fo:margin-left="0in" fo:margin-right="0in" fo:margin-top="0in" fo:margin-bottom="0.3126in" fo:text-indent="0in" style:auto-text-indent="false" fo:padding="0in" fo:border="none"/>
      <style:text-properties style:font-name="Adelle1" fo:font-size="13.5pt" fo:font-weight="normal"/>
    </style:style>
    <style:style style:name="P68" style:family="paragraph" style:parent-style-name="Heading_20_2">
      <style:paragraph-properties fo:margin-left="0in" fo:margin-right="0in" fo:margin-top="0in" fo:margin-bottom="0.3126in" fo:text-align="center" style:justify-single-word="false" fo:text-indent="0in" style:auto-text-indent="false" fo:padding="0in" fo:border="none"/>
      <style:text-properties style:font-name="Adelle1" fo:font-size="13.5pt" fo:font-weight="normal"/>
    </style:style>
    <style:style style:name="P69" style:family="paragraph" style:parent-style-name="Text_20_body" style:list-style-name="L1">
      <style:paragraph-properties fo:margin-top="0in" fo:margin-bottom="0.1043in" fo:orphans="2" fo:widows="2" fo:padding="0in" fo:border="none"/>
    </style:style>
    <style:style style:name="P70" style:family="paragraph" style:parent-style-name="Text_20_body" style:list-style-name="L3">
      <style:paragraph-properties fo:margin-top="0in" fo:margin-bottom="0.1043in" fo:orphans="2" fo:widows="2" fo:padding="0in" fo:border="none"/>
    </style:style>
    <style:style style:name="P71" style:family="paragraph" style:parent-style-name="Text_20_body" style:list-style-name="L2">
      <style:paragraph-properties fo:margin-top="0in" fo:margin-bottom="0.1043in" fo:orphans="2" fo:widows="2"/>
    </style:style>
    <style:style style:name="P72" style:family="paragraph" style:parent-style-name="Text_20_body" style:list-style-name="L6">
      <style:paragraph-properties fo:margin-top="0in" fo:margin-bottom="0.1043in" fo:orphans="2" fo:widows="2"/>
    </style:style>
    <style:style style:name="P73" style:family="paragraph" style:parent-style-name="Text_20_body" style:list-style-name="L4">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74" style:family="paragraph" style:parent-style-name="Text_20_body" style:list-style-name="L5">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75"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76"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222222" style:font-name="Arial" fo:font-size="14pt" fo:letter-spacing="normal" fo:font-style="normal" style:text-underline-style="none" fo:font-weight="normal" style:font-size-asian="14pt" style:font-weight-asian="normal" style:font-size-complex="14pt" style:font-weight-complex="normal"/>
    </style:style>
    <style:style style:name="P77" style:family="paragraph" style:parent-style-name="Text_20_body">
      <style:paragraph-properties fo:margin-left="0in" fo:margin-right="0in" fo:orphans="2" fo:widows="2" fo:text-indent="0in" style:auto-text-indent="false"/>
    </style:style>
    <style:style style:name="P78" style:family="paragraph" style:parent-style-name="Text_20_body">
      <style:paragraph-properties fo:margin-left="0in" fo:margin-right="0in" fo:orphans="2" fo:widows="2" fo:text-indent="0in" style:auto-text-indent="false"/>
      <style:text-properties fo:font-variant="normal" fo:text-transform="none" fo:color="#452c1c" style:font-name="krona" fo:font-size="14pt" fo:letter-spacing="normal" fo:font-style="normal" fo:font-weight="normal" style:font-size-asian="14pt" style:font-size-complex="14pt"/>
    </style:style>
    <style:style style:name="P79"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80" style:family="paragraph" style:parent-style-name="Text_20_body">
      <style:paragraph-properties fo:margin-left="0in" fo:margin-right="0in" fo:margin-top="0in" fo:margin-bottom="0.1665in" fo:orphans="2" fo:widows="2" fo:text-indent="0in" style:auto-text-indent="false"/>
    </style:style>
    <style:style style:name="P81" style:family="paragraph" style:parent-style-name="Text_20_body">
      <style:paragraph-properties fo:margin-left="0in" fo:margin-right="0in" fo:margin-top="0in" fo:margin-bottom="0.1665in" fo:text-align="center" style:justify-single-word="false" fo:orphans="2" fo:widows="2" fo:text-indent="0in" style:auto-text-indent="false"/>
      <style:text-properties fo:font-size="16pt" fo:font-weight="bold" style:font-size-asian="16pt" style:font-weight-asian="bold" style:font-size-complex="16pt" style:font-weight-complex="bold"/>
    </style:style>
    <style:style style:name="P82" style:family="paragraph" style:parent-style-name="Text_20_body">
      <style:paragraph-properties fo:margin-left="0in" fo:margin-right="0in" fo:margin-top="0in" fo:margin-bottom="0in" fo:orphans="2" fo:widows="2" fo:text-indent="0in" style:auto-text-indent="false" fo:padding="0in" fo:border="none"/>
    </style:style>
    <style:style style:name="P83" style:family="paragraph" style:parent-style-name="Text_20_body">
      <style:paragraph-properties fo:margin-left="0in" fo:margin-right="0in" fo:margin-top="0in" fo:margin-bottom="0in" style:line-height-at-least="0.25in" fo:text-indent="0in" style:auto-text-indent="false" fo:padding="0in" fo:border="none"/>
    </style:style>
    <style:style style:name="P84" style:family="paragraph" style:parent-style-name="Text_20_body">
      <style:paragraph-properties fo:margin-left="0in" fo:margin-right="0in" fo:margin-top="0in" fo:margin-bottom="0in" style:line-height-at-least="0.25in" fo:text-align="start" style:justify-single-word="false" fo:text-indent="0in" style:auto-text-indent="false" fo:padding="0in" fo:border="none"/>
      <style:text-properties fo:font-size="10.5pt" fo:font-weight="bold" style:font-weight-asian="bold" style:font-weight-complex="bold"/>
    </style:style>
    <style:style style:name="P85" style:family="paragraph" style:parent-style-name="Text_20_body">
      <style:paragraph-properties fo:margin-left="0in" fo:margin-right="0in" fo:margin-top="0in" fo:margin-bottom="0in" style:line-height-at-least="0.25in" fo:text-indent="0in" style:auto-text-indent="false" fo:padding="0in" fo:border="none"/>
      <style:text-properties fo:font-size="12pt"/>
    </style:style>
    <style:style style:name="P86" style:family="paragraph" style:parent-style-name="Text_20_body">
      <style:paragraph-properties fo:margin-left="0in" fo:margin-right="0in" fo:margin-top="0in" fo:margin-bottom="0.1563in" fo:text-align="center" style:justify-single-word="false" fo:orphans="2" fo:widows="2" fo:text-indent="0in" style:auto-text-indent="false" fo:padding="0in" fo:border="none"/>
      <style:text-properties fo:font-variant="normal" fo:text-transform="none" style:font-name="Source Sans Pro" fo:font-size="18pt" fo:letter-spacing="normal" fo:font-style="normal" fo:font-weight="bold"/>
    </style:style>
    <style:style style:name="P87" style:family="paragraph" style:parent-style-name="Text_20_body">
      <style:paragraph-properties fo:margin-left="0in" fo:margin-right="0in" fo:margin-top="0in" fo:margin-bottom="0.1043in" style:line-height-at-least="0.2083in" fo:text-align="center" style:justify-single-word="false" fo:widows="1" fo:text-indent="0in" style:auto-text-indent="false"/>
      <style:text-properties fo:font-variant="normal" fo:text-transform="none" fo:color="#000000" style:font-name="Helvetica Neue" fo:font-size="16pt" fo:letter-spacing="normal" fo:font-style="normal" fo:font-weight="bold" style:font-size-asian="16pt" style:font-weight-asian="bold" style:font-size-complex="16pt" style:font-weight-complex="bold"/>
    </style:style>
    <style:style style:name="P88" style:family="paragraph" style:parent-style-name="Text_20_body">
      <style:paragraph-properties fo:margin-left="0in" fo:margin-right="0in" fo:margin-top="0.2602in" fo:margin-bottom="0.1563in" style:line-height-at-least="0.25in" fo:text-indent="0in" style:auto-text-indent="false" fo:padding="0in" fo:border="none"/>
      <style:text-properties fo:font-size="12pt"/>
    </style:style>
    <style:style style:name="P89" style:family="paragraph" style:parent-style-name="Text_20_body">
      <style:paragraph-properties fo:margin-left="0in" fo:margin-right="-0.0102in" fo:margin-top="0in" fo:margin-bottom="0.1043in" style:line-height-at-least="0.3126in" fo:text-align="start" style:justify-single-word="false" fo:orphans="2" fo:widows="2" fo:text-indent="0in" style:auto-text-indent="false" fo:padding="0in" fo:border="none">
        <style:tab-stops>
          <style:tab-stop style:position="5.9791in"/>
        </style:tab-stops>
      </style:paragraph-properties>
      <style:text-properties fo:font-variant="normal" fo:text-transform="none" fo:color="#222222" style:font-name="Arial" fo:font-size="14pt" fo:letter-spacing="normal" fo:font-style="normal" fo:font-weight="normal"/>
    </style:style>
    <style:style style:name="P90" style:family="paragraph" style:parent-style-name="Text_20_body">
      <style:paragraph-properties fo:margin-left="0in" fo:margin-right="-0.0102in" fo:margin-top="0in" fo:margin-bottom="0.1043in" style:line-height-at-least="0.3126in" fo:text-align="start" style:justify-single-word="false" fo:orphans="2" fo:widows="2" fo:text-indent="0in" style:auto-text-indent="false" fo:padding="0in" fo:border="none">
        <style:tab-stops>
          <style:tab-stop style:position="5.9791in"/>
        </style:tab-stops>
      </style:paragraph-properties>
    </style:style>
    <style:style style:name="P91" style:family="paragraph" style:parent-style-name="Text_20_body">
      <style:paragraph-properties fo:margin-left="0in" fo:margin-right="-0.0102in" fo:margin-top="0in" fo:margin-bottom="0.25in" style:line-height-at-least="0.3126in" fo:text-align="start" style:justify-single-word="false" fo:widows="1" fo:text-indent="0in" style:auto-text-indent="false" fo:padding="0in" fo:border="none">
        <style:tab-stops>
          <style:tab-stop style:position="5.9791in"/>
        </style:tab-stops>
      </style:paragraph-properties>
      <style:text-properties fo:font-variant="normal" fo:text-transform="none" fo:color="#222222" style:font-name="Arial" fo:font-size="14pt" fo:letter-spacing="normal" fo:font-style="normal" fo:font-weight="normal" style:font-size-asian="14pt" style:font-size-complex="14pt"/>
    </style:style>
    <style:style style:name="P92"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93" style:family="paragraph" style:parent-style-name="Table_20_Contents">
      <style:paragraph-properties fo:margin-left="0in" fo:margin-right="0in" fo:margin-top="0in" fo:margin-bottom="0in" fo:text-align="center" style:justify-single-word="false" fo:text-indent="0in" style:auto-text-indent="false" fo:padding="0in" fo:border="none"/>
    </style:style>
    <style:style style:name="P94" style:family="paragraph" style:parent-style-name="Table_20_Contents">
      <style:paragraph-properties fo:text-align="start" style:justify-single-word="false" fo:padding-left="0.1354in" fo:padding-right="0.1354in" fo:padding-top="0.0626in" fo:padding-bottom="0.0626in" fo:border="0.0008in solid #dfe2e5"/>
    </style:style>
    <style:style style:name="P95" style:family="paragraph" style:parent-style-name="Quotations">
      <style:paragraph-properties fo:margin-left="0in" fo:margin-right="0in" fo:margin-top="0in" fo:margin-bottom="0in" fo:orphans="2" fo:widows="2" fo:text-indent="0in" style:auto-text-indent="false" fo:padding-left="0.0193in" fo:padding-right="0in" fo:padding-top="0in" fo:padding-bottom="0in" fo:border-left="0.0138in solid #dfe2e5" fo:border-right="none" fo:border-top="none" fo:border-bottom="none"/>
      <style:text-properties fo:font-variant="normal" fo:text-transform="none" fo:color="#6a737d" fo:letter-spacing="normal"/>
    </style:style>
    <style:style style:name="P96" style:family="paragraph" style:parent-style-name="Quotations">
      <style:paragraph-properties fo:margin-left="0in" fo:margin-right="0in" fo:margin-top="0in" fo:margin-bottom="0in" fo:orphans="2" fo:widows="2" fo:text-indent="0in" style:auto-text-indent="false" fo:padding-left="0.0193in" fo:padding-right="0in" fo:padding-top="0in" fo:padding-bottom="0in" fo:border-left="0.0138in solid #dfe2e5" fo:border-right="none" fo:border-top="none" fo:border-bottom="none"/>
    </style:style>
    <style:style style:name="P97" style:family="paragraph" style:parent-style-name="Quotations">
      <style:paragraph-properties fo:margin-left="0.3937in" fo:margin-right="0.3937in" fo:margin-top="0in" fo:margin-bottom="0in" fo:orphans="2" fo:widows="2" fo:text-indent="0in" style:auto-text-indent="false" fo:padding="0in" fo:border="none"/>
    </style:style>
    <style:style style:name="P98" style:family="paragraph" style:parent-style-name="Table_20_Heading">
      <style:paragraph-properties fo:text-align="start" style:justify-single-word="false" fo:padding-left="0.1354in" fo:padding-right="0.1354in" fo:padding-top="0.0626in" fo:padding-bottom="0.0626in" fo:border="0.0008in solid #dfe2e5"/>
      <style:text-properties fo:font-weight="bold"/>
    </style:style>
    <style:style style:name="P99" style:family="paragraph" style:parent-style-name="Table_20_Heading">
      <style:paragraph-properties fo:text-align="center" style:justify-single-word="false" fo:padding-left="0.1354in" fo:padding-right="0.1354in" fo:padding-top="0.0626in" fo:padding-bottom="0.0626in" fo:border="0.0008in solid #dfe2e5"/>
      <style:text-properties fo:font-weight="bold"/>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bold" style:font-weight-asian="bold" style:font-weight-complex="bold"/>
    </style:style>
    <style:style style:name="T3" style:family="text">
      <style:text-properties fo:font-variant="normal" fo:text-transform="none" fo:color="#333333" style:font-name="Helvetica Neue" fo:font-size="12pt" fo:letter-spacing="normal" fo:font-style="normal" fo:font-weight="normal" style:font-size-asian="12pt" style:font-size-complex="12pt"/>
    </style:style>
    <style:style style:name="T4" style:family="text">
      <style:text-properties fo:font-variant="normal" fo:text-transform="none" fo:color="#333333" style:font-name="Helvetica Neue" fo:font-size="12pt" fo:letter-spacing="normal" fo:font-style="normal" fo:font-weight="normal" fo:background-color="#ffff00" style:font-size-asian="12pt" style:font-size-complex="12pt"/>
    </style:style>
    <style:style style:name="T5" style:family="text">
      <style:text-properties fo:font-variant="normal" fo:text-transform="none" fo:color="#333333" style:font-name="Helvetica Neue"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Helvetica Neue" fo:font-size="12pt" fo:letter-spacing="normal" fo:font-style="normal" fo:font-weight="bold" style:font-size-asian="12pt" style:font-size-complex="12pt"/>
    </style:style>
    <style:style style:name="T7" style:family="text">
      <style:text-properties fo:font-variant="normal" fo:text-transform="none" fo:color="#333333" style:font-name="Helvetica Neue" fo:font-size="12pt" fo:letter-spacing="normal" fo:font-style="normal" style:font-size-asian="12pt" style:font-size-complex="12pt"/>
    </style:style>
    <style:style style:name="T8" style:family="text">
      <style:text-properties fo:font-variant="normal" fo:text-transform="none" fo:color="#333333" style:font-name="Menlo" fo:font-size="9pt" fo:letter-spacing="normal" fo:font-style="normal" fo:font-weight="normal" fo:background-color="#f4f4f4"/>
    </style:style>
    <style:style style:name="T9" style:family="text">
      <style:text-properties fo:font-variant="normal" fo:text-transform="none" fo:color="#333333" style:font-name="Menlo" fo:font-size="9pt" fo:letter-spacing="normal" fo:font-style="normal" fo:font-weight="normal" fo:background-color="#f9f2f4"/>
    </style:style>
    <style:style style:name="T10" style:family="text">
      <style:text-properties fo:font-variant="normal" fo:text-transform="none" fo:color="#333333" style:font-name="Menlo" fo:font-size="9.75pt" fo:letter-spacing="normal" fo:font-style="normal" fo:font-weight="normal" fo:background-color="transparent"/>
    </style:style>
    <style:style style:name="T11" style:family="text">
      <style:text-properties fo:font-variant="normal" fo:text-transform="none" fo:color="#333333" style:font-name="Menlo" fo:font-size="12pt" fo:letter-spacing="normal" fo:font-style="normal" fo:font-weight="normal" fo:background-color="transparent" style:font-size-asian="12pt" style:font-size-complex="12pt"/>
    </style:style>
    <style:style style:name="T12" style:family="text">
      <style:text-properties fo:font-variant="normal" fo:text-transform="none" fo:color="#333333" style:font-name="Menlo" fo:font-size="12pt" fo:letter-spacing="normal" fo:font-style="normal" fo:font-weight="normal" fo:background-color="#f4f4f4" style:font-size-asian="12pt" style:font-size-complex="12pt"/>
    </style:style>
    <style:style style:name="T13" style:family="text">
      <style:text-properties fo:font-variant="normal" fo:text-transform="none" fo:color="#333333" style:font-name="Menlo" fo:font-size="12pt" fo:letter-spacing="normal" fo:font-style="normal" fo:font-weight="normal" fo:background-color="#f9f2f4" style:font-size-asian="12pt" style:font-size-complex="12pt"/>
    </style:style>
    <style:style style:name="T14" style:family="text">
      <style:text-properties fo:font-variant="normal" fo:text-transform="none" fo:color="#333333" style:font-name="Menlo" fo:font-size="20pt" fo:letter-spacing="normal" fo:font-style="normal" fo:font-weight="normal" fo:background-color="transparent" style:font-size-asian="20pt" style:font-size-complex="20pt"/>
    </style:style>
    <style:style style:name="T15" style:family="text">
      <style:text-properties fo:font-variant="normal" fo:text-transform="none" fo:color="#333333" style:font-name="Menlo" fo:font-size="20pt" fo:letter-spacing="normal" fo:font-style="normal" fo:font-weight="normal" fo:background-color="#f4f4f4" style:font-size-asian="20pt" style:font-size-complex="20pt"/>
    </style:style>
    <style:style style:name="T16" style:family="text">
      <style:text-properties fo:font-variant="normal" fo:text-transform="none" fo:color="#333333" style:font-name="Menlo" fo:font-size="16pt" fo:letter-spacing="normal" fo:font-style="normal" fo:font-weight="normal" fo:background-color="#f4f4f4" style:font-size-asian="16pt" style:font-size-complex="16pt"/>
    </style:style>
    <style:style style:name="T17" style:family="text">
      <style:text-properties fo:font-variant="normal" fo:text-transform="none" fo:color="#333333" style:font-name="Arial" fo:font-size="14pt" fo:letter-spacing="normal" fo:font-style="normal" fo:font-weight="normal" style:font-size-asian="14pt" style:font-size-complex="14pt"/>
    </style:style>
    <style:style style:name="T18" style:family="text">
      <style:text-properties fo:font-variant="normal" fo:text-transform="none" fo:color="#333333" style:font-name="Arial" fo:font-size="14pt" fo:letter-spacing="normal" fo:font-style="normal" fo:font-weight="normal" fo:background-color="#f4f4f4" style:font-size-asian="14pt" style:font-size-complex="14pt"/>
    </style:style>
    <style:style style:name="T19" style:family="text">
      <style:text-properties fo:font-variant="normal" fo:text-transform="none" fo:color="#333333" style:font-name="Arial" fo:font-size="14pt" fo:letter-spacing="normal" fo:font-style="normal" fo:font-weight="bold" fo:background-color="#f4f4f4" style:font-size-asian="14pt" style:font-weight-asian="bold" style:font-size-complex="14pt" style:font-weight-complex="bold"/>
    </style:style>
    <style:style style:name="T20" style:family="text">
      <style:text-properties fo:font-variant="normal" fo:text-transform="none" fo:color="#333333" style:font-name="Arial" fo:font-size="14pt" fo:letter-spacing="normal" fo:font-style="normal" fo:font-weight="bold" fo:background-color="#ffff00" style:font-size-asian="14pt" style:font-weight-asian="bold" style:font-size-complex="14pt" style:font-weight-complex="bold"/>
    </style:style>
    <style:style style:name="T21" style:family="text">
      <style:text-properties fo:font-variant="normal" fo:text-transform="none" fo:color="#333333" style:font-name="Arial" fo:font-size="14pt" fo:letter-spacing="normal" fo:font-style="normal" fo:font-weight="bold" fo:background-color="transparent" style:font-size-asian="14pt" style:font-weight-asian="bold" style:font-size-complex="14pt" style:font-weight-complex="bold"/>
    </style:style>
    <style:style style:name="T22" style:family="text">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333333" style:font-name="Arial" fo:font-size="14pt" fo:letter-spacing="normal" fo:font-style="normal" style:font-size-asian="14pt" style:font-size-complex="14pt"/>
    </style:style>
    <style:style style:name="T24" style:family="text">
      <style:text-properties fo:font-variant="normal" fo:text-transform="none" fo:color="#333333" style:font-name="Arial" fo:font-size="20pt" fo:letter-spacing="normal" fo:font-style="normal" fo:font-weight="normal" fo:background-color="#f4f4f4" style:font-size-asian="20pt" style:font-size-complex="20pt"/>
    </style:style>
    <style:style style:name="T25" style:family="text">
      <style:text-properties fo:font-variant="normal" fo:text-transform="none" fo:color="#333333" style:font-name="Arial" fo:font-size="20pt" fo:letter-spacing="normal" fo:font-style="normal" fo:font-weight="normal" style:font-size-asian="20pt" style:font-size-complex="20pt"/>
    </style:style>
    <style:style style:name="T26" style:family="text">
      <style:text-properties fo:font-variant="normal" fo:text-transform="none" fo:color="#333333" style:font-name="Arial" fo:font-size="20pt" fo:letter-spacing="normal" fo:font-style="normal" fo:font-weight="bold" style:font-size-asian="20pt" style:font-weight-asian="bold" style:font-size-complex="20pt" style:font-weight-complex="bold"/>
    </style:style>
    <style:style style:name="T27" style:family="text">
      <style:text-properties fo:font-variant="normal" fo:text-transform="none" fo:color="#333333" fo:letter-spacing="normal" fo:font-style="normal"/>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333333" fo:letter-spacing="normal" fo:font-style="normal" fo:font-weight="bold" style:font-weight-asian="bold" style:font-weight-complex="bold"/>
    </style:style>
    <style:style style:name="T30" style:family="text">
      <style:text-properties fo:font-variant="normal" fo:text-transform="none" fo:color="#333333" style:font-name="Source Sans Pro" fo:font-size="12pt" fo:letter-spacing="normal" fo:font-style="normal" fo:font-weight="bold" style:font-size-asian="14pt" style:font-weight-asian="bold" style:font-size-complex="14pt" style:font-weight-complex="bold"/>
    </style:style>
    <style:style style:name="T31" style:family="text">
      <style:text-properties fo:font-variant="normal" fo:text-transform="none" fo:color="#333333" style:font-name="Adelle" fo:font-size="15pt" fo:letter-spacing="normal" fo:font-style="normal" fo:font-weight="normal"/>
    </style:style>
    <style:style style:name="T32" style:family="text">
      <style:text-properties fo:font-variant="normal" fo:text-transform="none" fo:color="#428bca" style:text-line-through-style="none" style:font-name="Helvetica Neue" fo:font-size="10.5pt" fo:letter-spacing="normal" fo:font-style="normal" style:text-underline-style="none" fo:font-weight="normal" style:text-blinking="false"/>
    </style:style>
    <style:style style:name="T33" style:family="text">
      <style:text-properties fo:font-variant="normal" fo:text-transform="none" fo:color="#428bca" style:text-line-through-style="none" style:font-name="Helvetica Neue" fo:font-size="10.5pt" fo:letter-spacing="normal" fo:font-style="normal" style:text-underline-style="none" fo:font-weight="normal" style:text-blinking="false" fo:background-color="#d9edf7"/>
    </style:style>
    <style:style style:name="T34" style:family="text">
      <style:text-properties fo:font-variant="normal" fo:text-transform="none" fo:color="#428bca" style:text-line-through-style="none" style:font-name="Helvetica Neue" fo:font-size="12pt" fo:letter-spacing="normal" fo:font-style="normal" style:text-underline-style="none" fo:font-weight="normal" style:text-blinking="false" style:font-size-asian="12pt" style:font-size-complex="12pt"/>
    </style:style>
    <style:style style:name="T35" style:family="text">
      <style:text-properties fo:font-variant="normal" fo:text-transform="none" fo:color="#428bca" style:text-line-through-style="none" style:font-name="Helvetica Neue" fo:font-size="14pt" fo:letter-spacing="normal" fo:font-style="normal" style:text-underline-style="none" fo:font-weight="normal" style:text-blinking="false" fo:background-color="#d9edf7" style:font-size-asian="14pt" style:font-size-complex="14pt"/>
    </style:style>
    <style:style style:name="T36" style:family="text">
      <style:text-properties fo:font-variant="normal" fo:text-transform="none" fo:color="#428bca" style:text-line-through-style="none" style:font-name="Helvetica Neue" fo:font-size="14pt" fo:letter-spacing="normal" fo:font-style="normal" style:text-underline-style="none" fo:font-weight="normal" style:text-blinking="false" style:font-size-asian="14pt" style:font-size-complex="14pt"/>
    </style:style>
    <style:style style:name="T37" style:family="text">
      <style:text-properties fo:font-variant="normal" fo:text-transform="none" fo:color="#428bca" style:text-line-through-style="none" style:font-name="Arial" fo:font-size="14pt" fo:letter-spacing="normal" fo:font-style="normal" style:text-underline-style="none" fo:font-weight="normal" style:text-blinking="false" style:font-size-asian="14pt" style:font-size-complex="14pt"/>
    </style:style>
    <style:style style:name="T38" style:family="text">
      <style:text-properties fo:font-variant="normal" fo:text-transform="none" fo:color="#445588" style:font-name="Menlo" fo:font-size="9.75pt" fo:letter-spacing="normal" fo:font-style="normal" fo:font-weight="normal" fo:background-color="transparent"/>
    </style:style>
    <style:style style:name="T39" style:family="text">
      <style:text-properties fo:font-variant="normal" fo:text-transform="none" fo:color="#445588" style:font-name="Menlo" fo:font-size="9pt" fo:letter-spacing="normal" fo:font-style="normal" fo:font-weight="normal" fo:background-color="#f9f2f4"/>
    </style:style>
    <style:style style:name="T40" style:family="text">
      <style:text-properties fo:font-variant="normal" fo:text-transform="none" fo:color="#445588" style:font-name="Menlo" fo:font-size="12pt" fo:letter-spacing="normal" fo:font-style="normal" fo:font-weight="normal" fo:background-color="#f4f4f4" style:font-size-asian="12pt" style:font-size-complex="12pt"/>
    </style:style>
    <style:style style:name="T41" style:family="text">
      <style:text-properties fo:font-variant="normal" fo:text-transform="none" fo:color="#999988" style:font-name="Menlo" fo:font-size="9.75pt" fo:letter-spacing="normal" fo:font-style="normal" fo:font-weight="normal" fo:background-color="transparent"/>
    </style:style>
    <style:style style:name="T42" style:family="text">
      <style:text-properties fo:font-variant="normal" fo:text-transform="none" fo:color="#31708f" style:font-name="Helvetica Neue" fo:font-size="10.5pt" fo:letter-spacing="normal" fo:font-style="normal" fo:font-weight="normal" fo:background-color="#d9edf7"/>
    </style:style>
    <style:style style:name="T43" style:family="text">
      <style:text-properties fo:font-variant="normal" fo:text-transform="none" fo:color="#31708f" style:font-name="Helvetica Neue" fo:font-size="14pt" fo:letter-spacing="normal" fo:font-style="normal" fo:font-weight="normal" fo:background-color="#d9edf7" style:font-size-asian="14pt" style:font-size-complex="14pt"/>
    </style:style>
    <style:style style:name="T44" style:family="text">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T45" style:family="text">
      <style:text-properties fo:font-variant="normal" fo:text-transform="none" fo:color="#dd1144" style:font-name="Menlo" fo:font-size="12pt" fo:letter-spacing="normal" fo:font-style="normal" fo:font-weight="normal" fo:background-color="#f4f4f4" style:font-size-asian="12pt" style:font-size-complex="12pt"/>
    </style:style>
    <style:style style:name="T46" style:family="text">
      <style:text-properties fo:font-variant="normal" fo:text-transform="none" fo:color="#0066ff" style:font-name="Arial" fo:font-size="14pt" fo:letter-spacing="normal" fo:font-style="normal" fo:font-weight="normal" style:font-size-asian="14pt" style:font-size-complex="14pt"/>
    </style:style>
    <style:style style:name="T47" style:family="text">
      <style:text-properties fo:font-variant="normal" fo:text-transform="none" fo:color="#0066ff" style:font-name="Helvetica Neue" fo:font-size="12pt" fo:letter-spacing="normal" fo:font-style="normal" fo:font-weight="normal" style:font-size-asian="12pt" style:font-size-complex="12pt"/>
    </style:style>
    <style:style style:name="T48" style:family="text">
      <style:text-properties fo:font-variant="normal" fo:text-transform="none" fo:color="#0066ff" style:font-name="Helvetica Neue" fo:font-size="14pt" fo:letter-spacing="normal" fo:font-style="normal" fo:font-weight="normal" style:font-size-asian="14pt" style:font-size-complex="14pt"/>
    </style:style>
    <style:style style:name="T49" style:family="text">
      <style:text-properties fo:font-variant="normal" fo:text-transform="none" fo:color="#0066ff" style:text-line-through-style="none" style:font-name="Helvetica Neue" fo:font-size="14pt" fo:letter-spacing="normal" fo:font-style="normal" style:text-underline-style="none" fo:font-weight="normal" style:text-blinking="false" style:font-size-asian="14pt" style:font-size-complex="14pt"/>
    </style:style>
    <style:style style:name="T50" style:family="text">
      <style:text-properties fo:font-variant="normal" fo:text-transform="none" fo:color="#ff0000" style:font-name="Arial" fo:font-size="14pt" fo:letter-spacing="normal" fo:font-style="normal" fo:font-weight="normal" style:font-size-asian="14pt" style:font-size-complex="14pt"/>
    </style:style>
    <style:style style:name="T51" style:family="text">
      <style:text-properties fo:font-variant="normal" fo:text-transform="none" fo:color="#ff0000" style:font-name="Arial" fo:font-size="14pt" fo:letter-spacing="normal" fo:font-style="normal" style:font-size-asian="14pt" style:font-size-complex="14pt"/>
    </style:style>
    <style:style style:name="T52" style:family="text">
      <style:text-properties fo:font-variant="normal" fo:text-transform="none" fo:color="#ff0000" style:font-name="Arial" fo:font-size="20pt" fo:letter-spacing="normal" fo:font-style="normal" fo:font-weight="normal" style:font-size-asian="20pt" style:font-size-complex="20pt"/>
    </style:style>
    <style:style style:name="T53" style:family="text">
      <style:text-properties fo:font-variant="normal" fo:text-transform="none" fo:color="#ff0000" style:font-name="Menlo" fo:font-size="12pt" fo:letter-spacing="normal" fo:font-style="normal" fo:font-weight="normal" fo:background-color="#f4f4f4" style:font-size-asian="12pt" style:font-size-complex="12pt"/>
    </style:style>
    <style:style style:name="T54" style:family="text">
      <style:text-properties fo:font-variant="normal" fo:text-transform="none" fo:color="#ff0000" style:font-name="Helvetica Neue" fo:font-size="12pt" fo:letter-spacing="normal" fo:font-style="normal" fo:font-weight="normal" style:font-size-asian="12pt" style:font-size-complex="12pt"/>
    </style:style>
    <style:style style:name="T55" style:family="text">
      <style:text-properties fo:font-variant="normal" fo:text-transform="none" fo:color="#ff0000" style:font-name="Helvetica Neue" fo:font-size="12pt" fo:letter-spacing="normal" fo:font-style="normal" style:font-size-asian="12pt" style:font-size-complex="12pt"/>
    </style:style>
    <style:style style:name="T56" style:family="text">
      <style:text-properties fo:font-variant="normal" fo:text-transform="none" fo:color="#ff0000" fo:letter-spacing="normal" fo:font-style="normal" fo:font-weight="normal"/>
    </style:style>
    <style:style style:name="T57" style:family="text">
      <style:text-properties fo:font-variant="normal" fo:text-transform="none" fo:color="#ff0000" style:font-name="apple-system" fo:font-size="12pt" fo:letter-spacing="normal" fo:font-style="normal" fo:font-weight="normal" style:font-size-asian="12pt" style:font-size-complex="12pt"/>
    </style:style>
    <style:style style:name="T58" style:family="text">
      <style:text-properties fo:font-variant="normal" fo:text-transform="none" fo:color="#ff0000" style:font-name="krona" fo:font-size="14pt" fo:letter-spacing="normal" fo:font-style="normal" fo:font-weight="bold" style:font-size-asian="14pt" style:font-weight-asian="bold" style:font-size-complex="14pt" style:font-weight-complex="bold"/>
    </style:style>
    <style:style style:name="T59" style:family="text">
      <style:text-properties fo:font-variant="normal" fo:text-transform="none" fo:color="#ff0000" style:font-name="krona" fo:font-size="14pt" fo:letter-spacing="normal" fo:font-style="normal" fo:font-weight="normal" style:font-size-asian="14pt" style:font-size-complex="14pt"/>
    </style:style>
    <style:style style:name="T60" style:family="text">
      <style:text-properties fo:font-variant="normal" fo:text-transform="none" fo:color="#ff0000" fo:font-size="14pt" fo:letter-spacing="normal" fo:font-style="normal" fo:font-weight="normal" style:font-size-asian="14pt" style:font-size-complex="14pt"/>
    </style:style>
    <style:style style:name="T61" style:family="text">
      <style:text-properties fo:font-variant="normal" fo:text-transform="none" fo:color="#99ffff" style:text-line-through-style="none" style:font-name="Helvetica Neue" fo:font-size="12pt" fo:letter-spacing="normal" fo:font-style="normal" style:text-underline-style="none" fo:font-weight="normal" style:text-blinking="false" style:font-size-asian="12pt" style:font-size-complex="12pt"/>
    </style:style>
    <style:style style:name="T62" style:family="text">
      <style:text-properties fo:font-variant="normal" fo:text-transform="none" fo:color="#000000" style:font-name="Helvetica Neue" fo:font-size="12pt" fo:letter-spacing="normal" fo:font-style="normal" style:font-size-asian="12pt" style:font-size-complex="12pt"/>
    </style:style>
    <style:style style:name="T63" style:family="text">
      <style:text-properties fo:font-variant="normal" fo:text-transform="none" fo:color="#000000" style:font-name="Arial" fo:font-size="14pt" fo:letter-spacing="normal" fo:font-style="normal" style:font-size-asian="14pt" style:font-size-complex="14pt"/>
    </style:style>
    <style:style style:name="T64" style:family="text">
      <style:text-properties fo:font-variant="normal" fo:text-transform="none" fo:color="#000000" style:font-name="apple-system" fo:font-size="12pt" fo:letter-spacing="normal" fo:font-style="normal" fo:font-weight="bold" style:font-size-asian="12pt" style:font-weight-asian="bold" style:font-size-complex="12pt" style:font-weight-complex="bold"/>
    </style:style>
    <style:style style:name="T65" style:family="text">
      <style:text-properties fo:font-variant="normal" fo:text-transform="none" fo:color="#0000ff" fo:letter-spacing="normal" fo:font-style="normal" fo:font-weight="normal" style:font-weight-asian="normal" style:font-weight-complex="normal"/>
    </style:style>
    <style:style style:name="T66" style:family="text">
      <style:text-properties fo:font-variant="normal" fo:text-transform="none" fo:color="#cc9900" style:font-name="Arial" fo:font-size="14pt" fo:letter-spacing="normal" fo:font-style="normal" style:font-size-asian="14pt" style:font-size-complex="14pt"/>
    </style:style>
    <style:style style:name="T67" style:family="text">
      <style:text-properties fo:font-variant="normal" fo:text-transform="none" fo:color="#0066cc" style:font-name="Helvetica Neue" fo:font-size="12pt" fo:letter-spacing="normal" fo:font-style="normal" style:font-size-asian="12pt" style:font-size-complex="12pt"/>
    </style:style>
    <style:style style:name="T68" style:family="text">
      <style:text-properties fo:font-variant="normal" fo:text-transform="none" fo:color="#0066cc" style:font-name="Arial" fo:font-size="14pt" fo:letter-spacing="normal" fo:font-style="normal" fo:font-weight="normal" style:font-size-asian="14pt" style:font-size-complex="14pt"/>
    </style:style>
    <style:style style:name="T69" style:family="text">
      <style:text-properties fo:font-variant="normal" fo:text-transform="none" fo:color="#0066cc" style:font-name="krona" fo:font-size="14pt" fo:letter-spacing="normal" fo:font-style="normal" fo:font-weight="bold" style:font-size-asian="14pt" style:font-weight-asian="bold" style:font-size-complex="14pt" style:font-weight-complex="bold"/>
    </style:style>
    <style:style style:name="T70" style:family="text">
      <style:text-properties fo:font-variant="normal" fo:text-transform="none" fo:color="#0066cc" style:font-name="krona" fo:font-size="14pt" fo:letter-spacing="normal" fo:font-style="normal" fo:font-weight="normal" style:font-size-asian="14pt" style:font-size-complex="14pt"/>
    </style:style>
    <style:style style:name="T71" style:family="text">
      <style:text-properties fo:font-variant="normal" fo:text-transform="none" fo:color="#0066cc" fo:font-size="14pt" fo:letter-spacing="normal" fo:font-style="normal" fo:font-weight="normal" style:font-size-asian="14pt" style:font-size-complex="14pt"/>
    </style:style>
    <style:style style:name="T72" style:family="text">
      <style:text-properties fo:font-variant="normal" fo:text-transform="none" fo:color="#0066cc" fo:font-size="14pt" fo:letter-spacing="normal" fo:font-style="normal" fo:font-weight="bold" style:font-size-asian="14pt" style:font-weight-asian="bold" style:font-size-complex="14pt" style:font-weight-complex="bold"/>
    </style:style>
    <style:style style:name="T73" style:family="text">
      <style:text-properties fo:font-variant="normal" fo:text-transform="none" fo:color="#0000cc" style:font-name="Arial" fo:font-size="20pt" fo:letter-spacing="normal" fo:font-style="normal" fo:font-weight="normal" style:font-size-asian="20pt" style:font-size-complex="20pt"/>
    </style:style>
    <style:style style:name="T74" style:family="text">
      <style:text-properties fo:font-variant="normal" fo:text-transform="none" fo:color="#24292e" style:font-name="SFMono-Regular" fo:font-size="12pt" fo:letter-spacing="normal" fo:font-style="normal" fo:font-weight="bold" style:font-size-asian="12pt" style:font-weight-asian="bold" style:font-size-complex="12pt" style:font-weight-complex="bold"/>
    </style:style>
    <style:style style:name="T75" style:family="text">
      <style:text-properties fo:font-variant="normal" fo:text-transform="none" fo:color="#24292e" style:font-name="SFMono-Regular" fo:font-size="12pt" fo:letter-spacing="normal" fo:font-style="normal" fo:font-weight="bold" fo:background-color="transparent" style:font-size-asian="12pt" style:font-weight-asian="bold" style:font-size-complex="12pt" style:font-weight-complex="bold"/>
    </style:style>
    <style:style style:name="T76" style:family="text">
      <style:text-properties fo:font-variant="normal" fo:text-transform="none" fo:color="#24292e" style:font-name="SFMono-Regular" fo:font-size="12pt" fo:letter-spacing="normal" fo:font-style="normal" fo:font-weight="normal" style:font-size-asian="12pt" style:font-size-complex="12pt"/>
    </style:style>
    <style:style style:name="T77" style:family="text">
      <style:text-properties fo:font-variant="normal" fo:text-transform="none" fo:color="#24292e" style:font-name="SFMono-Regular" fo:font-size="9.75pt" fo:letter-spacing="normal" fo:font-style="normal" fo:font-weight="normal"/>
    </style:style>
    <style:style style:name="T78" style:family="text">
      <style:text-properties fo:font-variant="normal" fo:text-transform="none" fo:color="#24292e" style:font-name="apple-system" fo:font-size="12pt" fo:letter-spacing="normal" fo:font-style="normal" fo:font-weight="normal"/>
    </style:style>
    <style:style style:name="T79" style:family="text">
      <style:text-properties fo:font-variant="normal" fo:text-transform="none" fo:color="#24292e" style:font-name="apple-system" fo:font-size="12pt" fo:letter-spacing="normal" fo:font-style="normal" fo:font-weight="normal" style:font-size-asian="12pt" style:font-size-complex="12pt"/>
    </style:style>
    <style:style style:name="T80" style:family="text">
      <style:text-properties fo:font-variant="normal" fo:text-transform="none" fo:color="#24292e" style:font-name="apple-system" fo:font-size="12pt" fo:letter-spacing="normal" fo:font-style="normal" fo:font-weight="normal" fo:background-color="transparent" style:font-size-asian="12pt" style:font-size-complex="12pt"/>
    </style:style>
    <style:style style:name="T81" style:family="text">
      <style:text-properties fo:font-variant="normal" fo:text-transform="none" fo:color="#24292e" style:font-name="apple-system" fo:font-size="12pt" fo:letter-spacing="normal" fo:font-style="normal" fo:font-weight="bold"/>
    </style:style>
    <style:style style:name="T82" style:family="text">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T83" style:family="text">
      <style:text-properties fo:font-variant="normal" fo:text-transform="none" fo:color="#24292e" style:font-name="apple-system" fo:font-size="12pt" fo:letter-spacing="normal" fo:font-style="normal" fo:font-weight="bold" style:font-weight-asian="bold" style:font-weight-complex="bold"/>
    </style:style>
    <style:style style:name="T84" style:family="text">
      <style:text-properties fo:font-variant="normal" fo:text-transform="none" fo:color="#24292e" style:font-name="apple-system" fo:letter-spacing="normal" fo:font-style="normal"/>
    </style:style>
    <style:style style:name="T85"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style>
    <style:style style:name="T86"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87" style:family="text">
      <style:text-properties fo:font-variant="normal" fo:text-transform="none" fo:color="#0366d6" style:text-line-through-style="none" style:font-name="apple-system" fo:letter-spacing="normal" fo:font-style="normal" style:text-underline-style="none" fo:font-weight="bold" style:text-blinking="false" fo:background-color="transparent"/>
    </style:style>
    <style:style style:name="T88" style:family="text">
      <style:text-properties fo:font-variant="normal" fo:text-transform="none" fo:color="#0366d6" style:text-line-through-style="none" style:font-name="SFMono-Regular" fo:font-size="9.75pt" fo:letter-spacing="normal" fo:font-style="normal" style:text-underline-style="none" fo:font-weight="normal" style:text-blinking="false" fo:background-color="transparent"/>
    </style:style>
    <style:style style:name="T89" style:family="text">
      <style:text-properties fo:font-variant="normal" fo:text-transform="none" fo:color="#cb3837" style:text-line-through-style="none" style:font-name="Source Sans Pro" fo:font-size="12pt" fo:letter-spacing="normal" fo:font-style="normal" style:text-underline-style="none" fo:font-weight="normal" style:text-blinking="false"/>
    </style:style>
    <style:style style:name="T90" style:family="text">
      <style:text-properties fo:font-variant="normal" fo:text-transform="none" fo:font-style="normal" fo:font-weight="bold" style:font-weight-asian="bold" style:font-weight-complex="bold"/>
    </style:style>
    <style:style style:name="T91" style:family="text">
      <style:text-properties fo:font-variant="normal" fo:text-transform="none" fo:color="#e6b35a" style:font-name="Arial" fo:font-size="14pt" fo:letter-spacing="normal" fo:font-style="normal" fo:font-weight="normal" style:font-size-asian="14pt" style:font-size-complex="14pt"/>
    </style:style>
    <style:style style:name="T92" style:family="text">
      <style:text-properties fo:font-variant="normal" fo:text-transform="none" fo:color="#e6b35a" style:font-name="Adelle" fo:font-size="15pt" fo:letter-spacing="normal" fo:font-style="normal" fo:font-weight="normal"/>
    </style:style>
    <style:style style:name="T93" style:family="text">
      <style:text-properties fo:font-variant="normal" fo:text-transform="none" fo:color="#452c1c" style:font-name="krona" fo:font-size="14pt" fo:letter-spacing="normal" fo:font-style="normal" fo:font-weight="normal" style:font-size-asian="14pt" style:font-size-complex="14pt"/>
    </style:style>
    <style:style style:name="T94" style:family="text">
      <style:text-properties fo:font-variant="normal" fo:text-transform="none" fo:color="#452c1c" style:font-name="krona" fo:font-size="14pt" fo:letter-spacing="normal" fo:font-style="normal" fo:font-weight="normal" fo:background-color="#00ffff" style:font-size-asian="14pt" style:font-size-complex="14pt"/>
    </style:style>
    <style:style style:name="T95" style:family="text">
      <style:text-properties fo:font-variant="normal" fo:text-transform="none" fo:color="#452c1c" style:font-name="krona" fo:font-size="14pt" fo:letter-spacing="normal" fo:font-style="normal" style:font-size-asian="14pt" style:font-size-complex="14pt"/>
    </style:style>
    <style:style style:name="T96" style:family="text">
      <style:text-properties fo:font-variant="normal" fo:text-transform="none" fo:color="#452c1c" style:font-name="krona" fo:font-size="14pt" fo:letter-spacing="normal" fo:font-style="normal" fo:background-color="#00ffff" style:font-size-asian="14pt" style:font-size-complex="14pt"/>
    </style:style>
    <style:style style:name="T97" style:family="text">
      <style:text-properties fo:font-variant="normal" fo:text-transform="none" fo:color="#452c1c" style:font-name="krona" fo:font-size="14pt" fo:letter-spacing="normal" fo:font-style="normal" fo:font-weight="bold" style:font-size-asian="14pt" style:font-weight-asian="bold" style:font-size-complex="14pt" style:font-weight-complex="bold"/>
    </style:style>
    <style:style style:name="T98" style:family="text">
      <style:text-properties fo:font-variant="normal" fo:text-transform="none" fo:color="#452c1c" style:font-name="krona" fo:font-size="14pt" fo:letter-spacing="normal" fo:font-style="normal" fo:font-weight="bold" fo:background-color="#00ffff" style:font-size-asian="14pt" style:font-weight-asian="bold" style:font-size-complex="14pt" style:font-weight-complex="bold"/>
    </style:style>
    <style:style style:name="T99" style:family="text">
      <style:text-properties fo:font-variant="normal" fo:text-transform="none" fo:color="#452c1c" fo:font-size="14pt" fo:letter-spacing="normal" fo:font-style="normal" fo:font-weight="normal" style:font-size-asian="14pt" style:font-size-complex="14pt"/>
    </style:style>
    <style:style style:name="T100" style:family="text">
      <style:text-properties fo:font-variant="normal" fo:text-transform="none" fo:color="#452c1c" fo:font-size="14pt" fo:letter-spacing="normal" style:font-size-asian="14pt" style:font-size-complex="14pt"/>
    </style:style>
    <style:style style:name="T101" style:family="text">
      <style:text-properties fo:font-variant="normal" fo:text-transform="none" fo:color="#5a5ab4" style:text-line-through-style="none" style:font-name="krona" fo:font-size="14pt" fo:letter-spacing="normal" fo:font-style="normal" style:text-underline-style="none" fo:font-weight="normal" style:text-blinking="false" style:font-size-asian="14pt" style:font-size-complex="14pt"/>
    </style:style>
    <style:style style:name="T102" style:family="text">
      <style:text-properties fo:font-variant="normal" fo:text-transform="none" fo:color="#5a5ab4" style:text-line-through-style="none" style:font-name="krona" fo:font-size="14pt" fo:letter-spacing="normal" fo:font-style="normal" style:text-blinking="false" style:font-size-asian="14pt" style:font-size-complex="14pt"/>
    </style:style>
    <style:style style:name="T103" style:family="text">
      <style:text-properties fo:font-variant="normal" fo:text-transform="none" fo:color="#6a737d" style:font-name="apple-system" fo:font-size="12pt" fo:letter-spacing="normal" fo:font-style="normal" fo:font-weight="normal"/>
    </style:style>
    <style:style style:name="T104" style:family="text">
      <style:text-properties fo:font-variant="normal" fo:text-transform="none" fo:color="#6a737d" fo:letter-spacing="normal"/>
    </style:style>
    <style:style style:name="T105" style:family="text">
      <style:text-properties fo:font-variant="normal" fo:text-transform="none" fo:color="#6a737d" style:font-name="SFMono-Regular" fo:font-size="9.75pt" fo:letter-spacing="normal" fo:font-style="normal" fo:font-weight="normal"/>
    </style:style>
    <style:style style:name="T106" style:family="text">
      <style:text-properties fo:font-variant="normal" fo:text-transform="none" fo:color="#009900" style:font-name="krona" fo:font-size="14pt" fo:letter-spacing="normal" fo:font-style="normal" fo:font-weight="normal" style:font-size-asian="14pt" style:font-size-complex="14pt"/>
    </style:style>
    <style:style style:name="T107" style:family="text">
      <style:text-properties fo:font-variant="normal" fo:text-transform="none" fo:color="#009900" style:font-name="krona" fo:font-size="14pt" fo:letter-spacing="normal" fo:font-style="normal" fo:font-weight="bold" style:font-size-asian="14pt" style:font-weight-asian="bold" style:font-size-complex="14pt" style:font-weight-complex="bold"/>
    </style:style>
    <style:style style:name="T108" style:family="text">
      <style:text-properties fo:font-weight="bold" style:font-weight-asian="bold" style:font-weight-complex="bold"/>
    </style:style>
    <style:style style:name="T109" style:family="text">
      <style:text-properties fo:background-color="#ffff00"/>
    </style:style>
    <style:style style:name="T110" style:family="text">
      <style:text-properties fo:color="#0066ff" fo:font-size="16pt" style:font-size-asian="16pt" style:font-size-complex="16pt"/>
    </style:style>
    <style:style style:name="T111" style:family="text">
      <style:text-properties fo:color="#0066ff" style:font-size-asian="12pt" style:font-size-complex="12pt"/>
    </style:style>
    <style:style style:name="T112" style:family="text">
      <style:text-properties style:font-size-asian="12pt" style:font-size-complex="12pt"/>
    </style:style>
    <style:style style:name="T113" style:family="text">
      <style:text-properties fo:font-size="14pt" style:font-size-asian="14pt" style:font-size-complex="14pt"/>
    </style:style>
    <style:style style:name="T114" style:family="text">
      <style:text-properties fo:font-size="14pt" fo:font-weight="bold" style:font-size-asian="14pt" style:font-weight-asian="bold" style:font-size-complex="14pt" style:font-weight-complex="bold"/>
    </style:style>
    <style:style style:name="T115" style:family="text">
      <style:text-properties fo:color="#333333"/>
    </style:style>
    <style:style style:name="T116" style:family="text">
      <style:text-properties fo:color="#333333" fo:letter-spacing="normal" fo:font-weight="normal"/>
    </style:style>
    <style:style style:name="T117" style:family="text">
      <style:text-properties fo:color="#333333" style:font-name="SFMono-Regular" fo:font-size="9.75pt" fo:font-style="normal" fo:font-weight="normal"/>
    </style:style>
    <style:style style:name="T118" style:family="text">
      <style:text-properties fo:color="#333333" style:font-name="Adelle" fo:font-size="15pt"/>
    </style:style>
    <style:style style:name="T119" style:family="text">
      <style:text-properties fo:color="#333333" fo:font-size="15pt" fo:font-weight="bold" style:font-size-asian="15pt" style:font-weight-asian="bold" style:font-size-complex="15pt" style:font-weight-complex="bold"/>
    </style:style>
    <style:style style:name="T120" style:family="text">
      <style:text-properties style:font-weight-asian="bold" style:font-weight-complex="bold"/>
    </style:style>
    <style:style style:name="T121" style:family="text">
      <style:text-properties fo:color="#0066cc"/>
    </style:style>
    <style:style style:name="T122" style:family="text">
      <style:text-properties fo:color="#0066cc" style:font-name="monospace"/>
    </style:style>
    <style:style style:name="T123" style:family="text">
      <style:text-properties fo:font-size="15pt" fo:font-weight="bold" style:font-size-asian="15pt" style:font-weight-asian="bold" style:font-size-complex="15pt" style:font-weight-complex="bold"/>
    </style:style>
    <style:style style:name="T124" style:family="text">
      <style:text-properties fo:font-size="12pt"/>
    </style:style>
    <style:style style:name="T125" style:family="text">
      <style:text-properties fo:font-size="12pt" style:font-size-asian="12pt" style:font-size-complex="12pt"/>
    </style:style>
    <style:style style:name="T126" style:family="text">
      <style:text-properties fo:font-size="12pt" fo:font-weight="bold" style:font-weight-asian="bold" style:font-weight-complex="bold"/>
    </style:style>
    <style:style style:name="T127" style:family="text">
      <style:text-properties fo:background-color="#00ffff"/>
    </style:style>
    <style:style style:name="T128" style:family="text">
      <style:text-properties style:font-name="apple-system" fo:font-size="12pt" fo:font-style="normal" fo:font-weight="normal"/>
    </style:style>
    <style:style style:name="T129" style:family="text">
      <style:text-properties fo:color="#a71d5d"/>
    </style:style>
    <style:style style:name="T130" style:family="text">
      <style:text-properties fo:color="#a71d5d" style:font-name="SFMono-Regular" fo:font-size="9.75pt" fo:font-style="normal" fo:font-weight="normal"/>
    </style:style>
    <style:style style:name="T131" style:family="text">
      <style:text-properties style:font-name="SFMono-Regular" fo:font-size="9.75pt"/>
    </style:style>
    <style:style style:name="T132" style:family="text">
      <style:text-properties style:font-name="SFMono-Regular" fo:font-size="9.75pt" fo:font-style="normal" fo:font-weight="normal"/>
    </style:style>
    <style:style style:name="T133" style:family="text">
      <style:text-properties fo:color="#0086b3"/>
    </style:style>
    <style:style style:name="T134" style:family="text">
      <style:text-properties fo:color="#0086b3" style:font-name="SFMono-Regular" fo:font-size="9.75pt" fo:font-style="normal" fo:font-weight="normal"/>
    </style:style>
    <style:style style:name="T135" style:family="text">
      <style:text-properties fo:color="#183691"/>
    </style:style>
    <style:style style:name="T136" style:family="text">
      <style:text-properties fo:color="#183691" style:font-name="SFMono-Regular" fo:font-size="9.75pt" fo:font-style="normal" fo:font-weight="normal"/>
    </style:style>
    <style:style style:name="T137" style:family="text">
      <style:text-properties fo:color="#795da3"/>
    </style:style>
    <style:style style:name="T138" style:family="text">
      <style:text-properties fo:color="#795da3" style:font-name="SFMono-Regular" fo:font-size="9.75pt" fo:font-style="normal" fo:font-weight="normal"/>
    </style:style>
    <style:style style:name="T139" style:family="text">
      <style:text-properties fo:color="#ff0000"/>
    </style:style>
    <style:style style:name="T140" style:family="text">
      <style:text-properties fo:color="#ff0000" fo:font-weight="bold" style:font-weight-asian="bold" style:font-weight-complex="bold"/>
    </style:style>
    <style:style style:name="T141" style:family="text">
      <style:text-properties fo:color="#0000cc" fo:font-size="12pt" style:font-size-asian="12pt" style:font-size-complex="12pt"/>
    </style:style>
    <style:style style:name="T142" style:family="text">
      <style:text-properties fo:color="#000000" style:text-line-through-style="none" fo:font-size="12pt" style:text-underline-style="none" style:text-blinking="false"/>
    </style:style>
    <style:style style:name="T143" style:family="text">
      <style:text-properties fo:color="#000000" fo:font-size="12pt"/>
    </style:style>
    <style:style style:name="T144" style:family="text">
      <style:text-properties fo:color="#9cc9f1"/>
    </style:style>
    <style:style style:name="T145" style:family="text">
      <style:text-properties fo:color="#4c6991" style:font-name="monospace"/>
    </style:style>
    <style:style style:name="T146" style:family="text">
      <style:text-properties fo:color="#4c6991" style:font-name="monospace" fo:font-size="12pt"/>
    </style:style>
    <style:style style:name="T147" style:family="text">
      <style:text-properties fo:color="#3c6991"/>
    </style:style>
    <style:style style:name="T148" style:family="text">
      <style:text-properties fo:color="#3c6991" style:text-line-through-style="none" fo:font-size="12pt" style:text-underline-style="none" style:text-blinking="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Installation Order:</text:p>
      <text:h text:style-name="P38" text:outline-level="3"><text:bookmark text:name="install-git"/>Install Git:</text:h>
      <text:p text:style-name="P2"><text:span text:style-name="T1">You can download and install Git from </text:span><text:a xlink:type="simple" xlink:href="http://git-scm.com/download" text:style-name="Internet_20_link" text:visited-style-name="Visited_20_Internet_20_Link"><text:span text:style-name="T32">http://git-scm.com/download</text:span></text:a><text:span text:style-name="T1">. Once installed, you should have access to the </text:span><text:span text:style-name="Source_20_Text"><text:span text:style-name="T8">git </text:span></text:span><text:span text:style-name="T1">command line tool. The main commands that you will need to use are:</text:span></text:p>
      <text:list xml:id="list1337950325209592857" text:style-name="L1">
        <text:list-item>
          <text:p text:style-name="P69"><text:span text:style-name="Source_20_Text"><text:span text:style-name="T9">git clone ...</text:span></text:span><text:span text:style-name="T1">: Clone a remote repository onto your local machine.</text:span></text:p>
        </text:list-item>
        <text:list-item>
          <text:p text:style-name="P69"><text:span text:style-name="Source_20_Text"><text:span text:style-name="T9">git checkout ...</text:span></text:span><text:span text:style-name="T1">: Check out a particular branch or a tagged version of the code to hack on.</text:span></text:p>
        </text:list-item>
      </text:list>
      <text:h text:style-name="P17" text:outline-level="3"><text:bookmark text:name="download-angular-phonecat"/>Download or Create your Application:</text:h>
      <text:p text:style-name="P6"><text:span text:style-name="T2">Dugmat Downloading application from GitHub</text:span><text:span text:style-name="T1">:</text:span></text:p>
      <text:p text:style-name="P6"><text:span text:style-name="T1">Clone the </text:span><text:a xlink:type="simple" xlink:href="https://github.com/angular/angular-phonecat" text:style-name="Internet_20_link" text:visited-style-name="Visited_20_Internet_20_Link">angular-phonecat repository</text:a><text:span text:style-name="T32"> </text:span><text:span text:style-name="T1">located at GitHub by running the following command:</text:span></text:p>
      <text:p text:style-name="P13"><text:span text:style-name="Source_20_Text"><text:span text:style-name="T10">git clone --depth=</text:span></text:span><text:span text:style-name="Source_20_Text"><text:span text:style-name="T38">16</text:span></text:span><text:span text:style-name="Source_20_Text"><text:span text:style-name="T10"> https:</text:span></text:span><text:span text:style-name="Source_20_Text"><text:span text:style-name="T41">//github.com/angular/angular-phonecat.git</text:span></text:span></text:p>
      <text:p text:style-name="P2"><text:span text:style-name="T1">This command creates an </text:span><text:span text:style-name="Source_20_Text"><text:span text:style-name="T8">angular-phonecat</text:span></text:span><text:span text:style-name="T1"> sub-directory in your current directory.</text:span></text:p>
      <text:p text:style-name="P16"><text:span text:style-name="T42">The </text:span><text:span text:style-name="Source_20_Text"><text:span text:style-name="T9">--depth=</text:span></text:span><text:span text:style-name="Source_20_Text"><text:span text:style-name="T39">16</text:span></text:span><text:span text:style-name="T42"> option tells Git to pull down only the last 16 commits. This makes the download much smaller and faster.</text:span></text:p>
      <text:p text:style-name="P2"><text:span text:style-name="T1">Change your current directory to </text:span><text:span text:style-name="Source_20_Text"><text:span text:style-name="T8">angular-phonecat</text:span></text:span><text:span text:style-name="T1">.</text:span></text:p>
      <text:p text:style-name="P13"><text:span text:style-name="Source_20_Text"><text:span text:style-name="T11">cd angular-phonecat</text:span></text:span></text:p>
      <text:p text:style-name="P3">The tutorial instructions, from now on, assume you are running all commands from within the </text:p>
      <text:p text:style-name="P2"><text:span text:style-name="Source_20_Text"><text:span text:style-name="T12">angular-phonecat</text:span></text:span><text:span text:style-name="Source_20_Text"><text:span text:style-name="T8"> </text:span></text:span><text:span text:style-name="T1">directory.</text:span></text:p>
      <text:h text:style-name="P17" text:outline-level="3"><text:bookmark text:name="install-node-js"/>Install Node.js:</text:h>
      <text:p text:style-name="P7">If you want to run the preconfigured local web server and the test tools then you will also need </text:p>
      <text:p text:style-name="P6"><text:a xlink:type="simple" xlink:href="http://nodejs.org/" text:style-name="Internet_20_link" text:visited-style-name="Visited_20_Internet_20_Link"><text:span text:style-name="T32">Node.js v4+</text:span></text:a><text:span text:style-name="T1">.</text:span></text:p>
      <text:p text:style-name="P6"><text:span text:style-name="T1">You can download a Node.js installer for your operating system from </text:span><text:a xlink:type="simple" xlink:href="https://nodejs.org/en/download/" text:style-name="Internet_20_link" text:visited-style-name="Visited_20_Internet_20_Link"><text:span text:style-name="T32">https://nodejs.org/en/download/</text:span></text:a><text:span text:style-name="T1">.</text:span></text:p>
      <text:p text:style-name="P7">Check the version of Node.js that you have installed by running the following command:</text:p>
      <text:p text:style-name="P13"><text:span text:style-name="Source_20_Text"><text:span text:style-name="T11">node --version</text:span></text:span></text:p>
      <text:p text:style-name="P2"><text:span text:style-name="T1">In Debian based distributions, there might be a name clash with another utility called </text:span><text:span text:style-name="Source_20_Text"><text:span text:style-name="T8">node</text:span></text:span><text:span text:style-name="T1">. The suggested solution is to also install the </text:span><text:span text:style-name="Source_20_Text"><text:span text:style-name="T8">nodejs-legacy </text:span></text:span><text:span text:style-name="T1">apt package, which renames </text:span><text:span text:style-name="Source_20_Text"><text:span text:style-name="T8">node </text:span></text:span><text:span text:style-name="T1">to </text:span><text:span text:style-name="Source_20_Text"><text:span text:style-name="T8">nodejs</text:span></text:span><text:span text:style-name="T1">.</text:span></text:p>
      <text:p text:style-name="P13"><text:span text:style-name="Source_20_Text"><text:span text:style-name="T11">apt-get install nodejs-legacy npm</text:span></text:span></text:p>
      <text:p text:style-name="P33"><text:span text:style-name="Source_20_Text"><text:span text:style-name="T11">nodejs --version</text:span></text:span></text:p>
      <text:p text:style-name="P33"><text:span text:style-name="Source_20_Text"><text:span text:style-name="T11">npm --version</text:span></text:span></text:p>
      <text:p text:style-name="P14"><text:span text:style-name="T42">If you need to run different versions of Node.js in your local environment, consider installing </text:span><text:a xlink:type="simple" xlink:href="https://github.com/creationix/nvm" text:style-name="Internet_20_link" text:visited-style-name="Visited_20_Internet_20_Link"><text:span text:style-name="T33">Node Version Manager (nvm)</text:span></text:a><text:span text:style-name="T42"> or </text:span><text:a xlink:type="simple" xlink:href="https://github.com/coreybutler/nvm-windows" text:style-name="Internet_20_link" text:visited-style-name="Visited_20_Internet_20_Link"><text:span text:style-name="T33">Node Version Manager (nvm) for Windows</text:span></text:a><text:span text:style-name="T42">.</text:span></text:p>
      <text:p text:style-name="P8"><text:soft-page-break/>Once you have Node.js installed on your machine, you can download the <text:span text:style-name="T109">tool</text:span> <text:span text:style-name="T109">dependencies</text:span> by running:</text:p>
      <text:p text:style-name="P13"><text:span text:style-name="Source_20_Text"><text:span text:style-name="T14">npm install</text:span></text:span></text:p>
      <text:p text:style-name="P2"><text:span text:style-name="T17">This command reads Application </text:span><text:span text:style-name="Source_20_Text"><text:span text:style-name="T24">package.json </text:span></text:span><text:span text:style-name="T17">file (</text:span><text:span text:style-name="T50">hawuv LO lehawir bo sadot rekim – name, description, repository e.t – aheret LO yazliah lehatkin</text:span><text:span text:style-name="T17">) and downloads the following tools into the </text:span><text:span text:style-name="Source_20_Text"><text:span text:style-name="T19">node_modules</text:span></text:span><text:span text:style-name="Source_20_Text"><text:span text:style-name="T18"> </text:span></text:span><text:span text:style-name="T17">directory:</text:span></text:p>
      <text:list xml:id="list4154618671347630794" text:style-name="L2">
        <text:list-item>
          <text:p text:style-name="P71"><text:a xlink:type="simple" xlink:href="http://bower.io/" text:style-name="Internet_20_link" text:visited-style-name="Visited_20_Internet_20_Link"><text:span text:style-name="T37">Bower</text:span></text:a><text:span text:style-name="T17">- client-side code package manager</text:span></text:p>
        </text:list-item>
        <text:list-item>
          <text:p text:style-name="P71"><text:a xlink:type="simple" xlink:href="https://github.com/nodeapps/http-server" text:style-name="Internet_20_link" text:visited-style-name="Visited_20_Internet_20_Link"><text:span text:style-name="T37">Http-Server</text:span></text:a><text:span text:style-name="T17">- simple local static web server</text:span></text:p>
        </text:list-item>
        <text:list-item>
          <text:p text:style-name="P71"><text:a xlink:type="simple" xlink:href="https://karma-runner.github.io/" text:style-name="Internet_20_link" text:visited-style-name="Visited_20_Internet_20_Link"><text:span text:style-name="T37">Karma</text:span></text:a><text:span text:style-name="T17">- unit test runner</text:span></text:p>
        </text:list-item>
        <text:list-item>
          <text:p text:style-name="P71"><text:a xlink:type="simple" xlink:href="https://github.com/angular/protractor" text:style-name="Internet_20_link" text:visited-style-name="Visited_20_Internet_20_Link"><text:span text:style-name="T37">Protractor</text:span></text:a><text:span text:style-name="T17">- end-to-end (E2E) test runner</text:span></text:p>
        </text:list-item>
        <text:list-item>
          <text:p text:style-name="P71"><text:span text:style-name="T68">browserify</text:span><text:span text:style-name="T17"> - </text:span><text:bookmark text:name="top-subtitle"/><text:span text:style-name="T17">lets you </text:span><text:span text:style-name="T22">require</text:span><text:span text:style-name="T17">(</text:span><text:span text:style-name="T91">'modules'</text:span><text:span text:style-name="T17">) in the browser by bundling up all of your dependencies</text:span></text:p>
        </text:list-item>
        <text:list-item>
          <text:p text:style-name="P71"><text:span text:style-name="T68">postcss</text:span><text:span text:style-name="T17"> - </text:span><text:span text:style-name="T30">a tool for transforming styles with JS plugins</text:span><text:span text:style-name="T22"> </text:span></text:p>
        </text:list-item>
      </text:list>
      <text:h text:style-name="P37" text:outline-level="2">Installing postcss</text:h>
      <text:p text:style-name="P50">npm install postcss</text:p>
      <text:p text:style-name="P31">To add this npm package to your local machine, type the above into your command line. You’ll notice a node_modules directory appear in your root where the package is now installed.</text:p>
      <text:p text:style-name="P31">If you're having trouble installing packages, check out the helpful docs for </text:p>
      <text:p text:style-name="P32"><text:a xlink:type="simple" xlink:href="https://docs.npmjs.com/getting-started/installing-npm-packages-locally" text:style-name="Internet_20_link" text:visited-style-name="Visited_20_Internet_20_Link">installing npm packages locally</text:a><text:span text:style-name="T89"> .</text:span></text:p>
      <text:p text:style-name="P22"><text:span text:style-name="T17">Running </text:span><text:span text:style-name="Source_20_Text"><text:span text:style-name="T19">npm install</text:span></text:span><text:span text:style-name="Source_20_Text"><text:span text:style-name="T18"> </text:span></text:span><text:span text:style-name="T17">will also automatically use </text:span><text:span text:style-name="T46">bower</text:span><text:span text:style-name="T17"> to download the AngularJS framework into the </text:span><text:span text:style-name="Source_20_Text"><text:span text:style-name="T20">app/bower_components</text:span></text:span><text:span text:style-name="Source_20_Text"><text:span text:style-name="T21"> </text:span></text:span><text:span text:style-name="T17">directory.</text:span></text:p>
      <text:p text:style-name="P23"><text:span text:style-name="T66">Anu yaholim lehosif</text:span><text:span text:style-name="T23"> TOOLS</text:span><text:span text:style-name="T66"> le</text:span><text:span text:style-name="T23"> PACKAGE.JSON File, </text:span><text:span text:style-name="T66">ve</text:span><text:span text:style-name="T23">BOWER </text:span><text:span text:style-name="T66">yatkin otam Automatically. </text:span><text:span text:style-name="T63">Lemawal:</text:span></text:p>
      <text:p text:style-name="P23"><text:span text:style-name="T51">"</text:span><text:span text:style-name="T63">angular-ui-router</text:span><text:span text:style-name="T51">"</text:span><text:span text:style-name="T63">:</text:span><text:span text:style-name="T51">"</text:span><text:span text:style-name="T63">1.0.0-rc.1</text:span><text:span text:style-name="T51">"</text:span><text:span text:style-name="T63"> </text:span><text:span text:style-name="T66">– yatkin et ui-router gam.</text:span></text:p>
      <text:p text:style-name="P14"><text:span text:style-name="T43">Note the angular-phonecat project is setup to install and run these utilities via npm scripts. This means that you do not have to have any of these utilities installed globally on your system to follow the tutorial. See </text:span><text:a xlink:type="simple" xlink:href="https://docs.angularjs.org/tutorial/#install-helper-tools-optional-" text:style-name="Internet_20_link" text:visited-style-name="Visited_20_Internet_20_Link"><text:span text:style-name="T35">Installing Helper Tools</text:span></text:a><text:span text:style-name="T43"> below for more information.</text:span></text:p>
      <text:p text:style-name="P9">The project is preconfigured with a number of <text:span text:style-name="T108">npm helper scripts</text:span> to make it easy to run the common tasks that you will need while developing:</text:p>
      <text:list xml:id="list3780798559740802028" text:style-name="L3">
        <text:list-item>
          <text:p text:style-name="P70"><text:soft-page-break/><text:span text:style-name="Source_20_Text"><text:span text:style-name="T13">npm start</text:span></text:span><text:span text:style-name="T3">: Start a local development web server.</text:span></text:p>
        </text:list-item>
        <text:list-item>
          <text:p text:style-name="P70"><text:span text:style-name="Source_20_Text"><text:span text:style-name="T13">npm test</text:span></text:span><text:span text:style-name="T3">: Start the Karma unit test runner.</text:span></text:p>
        </text:list-item>
        <text:list-item>
          <text:p text:style-name="P70"><text:span text:style-name="Source_20_Text"><text:span text:style-name="T13">npm run protractor</text:span></text:span><text:span text:style-name="T3">: Run the Protractor end-to-end (E2E) tests.</text:span></text:p>
        </text:list-item>
        <text:list-item>
          <text:p text:style-name="P70"><text:span text:style-name="Source_20_Text"><text:span text:style-name="T13">npm run update-webdriver</text:span></text:span><text:span text:style-name="T3">: Install the drivers needed by Protractor.</text:span></text:p>
        </text:list-item>
      </text:list>
      <text:p text:style-name="P35"/>
      <text:p text:style-name="P35">Bewvil lehatkin Latest Version wel Package kolwehu, pawut zarih laasot:</text:p>
      <text:p text:style-name="P34"><text:span text:style-name="T55">npm install package_name</text:span><text:span text:style-name="T7">. </text:span></text:p>
      <text:p text:style-name="P34"><text:span text:style-name="T7">Lemawal </text:span><text:span text:style-name="T55">npm install minmatch</text:span><text:span text:style-name="T62"> – yatkin girsa ahrona welo.</text:span></text:p>
      <text:p text:style-name="P36"/>
      <text:h text:style-name="P17" text:outline-level="3"><text:bookmark text:name="install-helper-tools-optional-"/>Install Helper Tools (optional):</text:h>
      <text:p text:style-name="P2"><text:span text:style-name="T3">The </text:span><text:span text:style-name="T5">Bower</text:span><text:span text:style-name="T3">, </text:span><text:span text:style-name="T5">Http-Server</text:span><text:span text:style-name="T3">, </text:span><text:span text:style-name="T5">Karma</text:span><text:span text:style-name="T3"> and </text:span><text:span text:style-name="T5">Protractor</text:span><text:span text:style-name="T3"> modules are also executables, which can be installed globally and run directly from a terminal/command prompt. You don't need to do this to follow the tutorial, but if you decide you do want to run them directly, you can install these modules globally using, </text:span><text:span text:style-name="Source_20_Text"><text:span text:style-name="T12">sudo npm install -g ...</text:span></text:span><text:span text:style-name="T3">.</text:span></text:p>
      <text:p text:style-name="P9">For instance, to install the Bower command line executable you would do:</text:p>
      <text:p text:style-name="P13"><text:span text:style-name="Source_20_Text"><text:span text:style-name="T11">sudo npm install -g bower</text:span></text:span></text:p>
      <text:p text:style-name="P6"><text:span text:style-name="Emphasis"><text:span text:style-name="T3">(Omit the sudo if running on Windows)</text:span></text:span></text:p>
      <text:p text:style-name="P9">Then you can run the bower tool directly, such as:</text:p>
      <text:p text:style-name="P13"><text:span text:style-name="Source_20_Text"><text:span text:style-name="T11">bower install</text:span></text:span></text:p>
      <text:h text:style-name="P17" text:outline-level="3"><text:bookmark text:name="running-the-development-web-server"/>Running the Development Web Server:</text:h>
      <text:p text:style-name="P9">While AngularJS applications are purely client-side code, and it is possible to open them in a web browser directly from the file system, it is better to serve them from an HTTP web server. In particular, for security reasons, most modern browsers will not allow JavaScript to make server requests if the page is loaded directly from the file system.</text:p>
      <text:p text:style-name="P9">The Application is configured with a simple static web server for hosting the application during development. Start the web server by running:</text:p>
      <text:p text:style-name="P13"><text:span text:style-name="Source_20_Text"><text:span text:style-name="T11">npm start</text:span></text:span></text:p>
      <text:p text:style-name="P6"><text:span text:style-name="T3">This will create a local web server that is listening to port 8000 on your local machine. You can now browse to the application at </text:span><text:a xlink:type="simple" xlink:href="http://localhost:8000/index.html" text:style-name="Internet_20_link" text:visited-style-name="Visited_20_Internet_20_Link"><text:span text:style-name="T34">http://localhost:8000/index.html</text:span></text:a><text:span text:style-name="T3">.</text:span></text:p>
      <text:p text:style-name="P16"><text:span text:style-name="T44">To serve the web app on a different IP address or port, edit the "start" script within </text:span><text:span text:style-name="Source_20_Text"><text:span text:style-name="T13">package.json</text:span></text:span><text:span text:style-name="T44">. You can use </text:span><text:span text:style-name="Source_20_Text"><text:span text:style-name="T13">-a</text:span></text:span><text:span text:style-name="T44"> to set the address and </text:span><text:span text:style-name="Source_20_Text"><text:span text:style-name="T13">-p</text:span></text:span><text:span text:style-name="T44"> to set the port. </text:span></text:p>
      <text:p text:style-name="P16"><text:span text:style-name="T44">You also need to update the </text:span><text:span text:style-name="Source_20_Text"><text:span text:style-name="T13">baseUrl</text:span></text:span><text:span text:style-name="T44"> configuration property in </text:span><text:span text:style-name="Source_20_Text"><text:span text:style-name="T13">e2e-test/protractor.conf.js</text:span></text:span><text:span text:style-name="T44">.</text:span></text:p>
      <text:p text:style-name="P29"><text:soft-page-break/>Nodejs http-server:</text:p>
      <text:h text:style-name="P30" text:outline-level="2"><text:span text:style-name="T113">Available Options</text:span>:</text:h>
      <text:p text:style-name="P25"><text:span text:style-name="Source_20_Text"><text:span text:style-name="T74">-p</text:span></text:span><text:span text:style-name="Source_20_Text"><text:span text:style-name="T76"> </text:span></text:span><text:span text:style-name="T79">Port to use (defaults to 8080)</text:span></text:p>
      <text:p text:style-name="P25"><text:span text:style-name="Source_20_Text"><text:span text:style-name="T74">-a</text:span></text:span><text:span text:style-name="Source_20_Text"><text:span text:style-name="T76"> </text:span></text:span><text:span text:style-name="T79">Address to use (defaults to 0.0.0.0)</text:span></text:p>
      <text:p text:style-name="P25"><text:span text:style-name="Source_20_Text"><text:span text:style-name="T74">-d</text:span></text:span><text:span text:style-name="Source_20_Text"><text:span text:style-name="T76"> </text:span></text:span><text:span text:style-name="T79">Show directory listings (defaults to 'True')</text:span></text:p>
      <text:p text:style-name="P25"><text:span text:style-name="Source_20_Text"><text:span text:style-name="T74">-i</text:span></text:span><text:span text:style-name="Source_20_Text"><text:span text:style-name="T76"> </text:span></text:span><text:span text:style-name="T79">Display autoIndex (defaults to 'True')</text:span></text:p>
      <text:p text:style-name="P25"><text:span text:style-name="Source_20_Text"><text:span text:style-name="T74">-g</text:span></text:span><text:span text:style-name="Source_20_Text"><text:span text:style-name="T76"> </text:span></text:span><text:span text:style-name="T79">or</text:span><text:span text:style-name="T82"> --</text:span><text:span text:style-name="Source_20_Text"><text:span text:style-name="T74">gzip</text:span></text:span><text:span text:style-name="Source_20_Text"><text:span text:style-name="T76"> </text:span></text:span><text:span text:style-name="T79">When enabled (defaults to '</text:span><text:span text:style-name="T57">False</text:span><text:span text:style-name="T79">') it will serve </text:span><text:span text:style-name="Source_20_Text"><text:span text:style-name="T76">./public/some-file.js.gz </text:span></text:span><text:span text:style-name="T79">in place of </text:span><text:span text:style-name="Source_20_Text"><text:span text:style-name="T76">./public/some-file.js</text:span></text:span><text:span text:style-name="T79">when a gzipped version of the file exists and the request accepts gzip encoding.</text:span></text:p>
      <text:p text:style-name="P25"><text:span text:style-name="Source_20_Text"><text:span text:style-name="T74">-e</text:span></text:span><text:span text:style-name="Source_20_Text"><text:span text:style-name="T76"> </text:span></text:span><text:span text:style-name="T79">or</text:span><text:span text:style-name="T82"> --</text:span><text:span text:style-name="Source_20_Text"><text:span text:style-name="T74">ext</text:span></text:span><text:span text:style-name="Source_20_Text"><text:span text:style-name="T76"> </text:span></text:span><text:span text:style-name="T79">Default file extension if none supplied (defaults to 'html')</text:span></text:p>
      <text:p text:style-name="P25"><text:span text:style-name="Source_20_Text"><text:span text:style-name="T74">-s</text:span></text:span><text:span text:style-name="Source_20_Text"><text:span text:style-name="T76"> </text:span></text:span><text:span text:style-name="T79">or </text:span><text:span text:style-name="T82">--</text:span><text:span text:style-name="Source_20_Text"><text:span text:style-name="T74">silent</text:span></text:span><text:span text:style-name="Source_20_Text"><text:span text:style-name="T76"> </text:span></text:span><text:span text:style-name="T79">Suppress log messages from output</text:span></text:p>
      <text:p text:style-name="P25"><text:span text:style-name="Source_20_Text"><text:span text:style-name="T74">--cors</text:span></text:span><text:span text:style-name="Source_20_Text"><text:span text:style-name="T76"> </text:span></text:span><text:span text:style-name="T79">Enable CORS via the </text:span><text:span text:style-name="Source_20_Text"><text:span text:style-name="T76">Access-Control-Allow-Origin </text:span></text:span><text:span text:style-name="T79">header</text:span></text:p>
      <text:p text:style-name="P25"><text:span text:style-name="Source_20_Text"><text:span text:style-name="T74">-o</text:span></text:span><text:span text:style-name="Source_20_Text"><text:span text:style-name="T76"> </text:span></text:span><text:span text:style-name="T79">Open browser window after starting the server</text:span></text:p>
      <text:p text:style-name="P25"><text:span text:style-name="Source_20_Text"><text:span text:style-name="T74">-c</text:span></text:span><text:span text:style-name="Source_20_Text"><text:span text:style-name="T76"> </text:span></text:span><text:span text:style-name="T79">Set cache time (in seconds) for cache-control max-age header, e.g. -c10 for <text:s text:c="3"/><text:tab/>10 seconds (</text:span><text:span text:style-name="T57">defaults to '</text:span><text:span text:style-name="T64">3600</text:span><text:span text:style-name="T57">'</text:span><text:span text:style-name="T79">). To disable caching, use </text:span><text:span text:style-name="T82">-c-1</text:span><text:span text:style-name="T79">.</text:span></text:p>
      <text:p text:style-name="P25"><text:span text:style-name="Source_20_Text"><text:span text:style-name="T74">-U</text:span></text:span><text:span text:style-name="Source_20_Text"><text:span text:style-name="T76"> </text:span></text:span><text:span text:style-name="T79">or</text:span><text:span text:style-name="Source_20_Text"><text:span text:style-name="T74">--utc</text:span></text:span><text:span text:style-name="T82">Use</text:span><text:span text:style-name="T79"> UTC time format in log messages.</text:span></text:p>
      <text:p text:style-name="P25"><text:span text:style-name="Source_20_Text"><text:span text:style-name="T74">-P</text:span></text:span><text:span text:style-name="Source_20_Text"><text:span text:style-name="T76"> </text:span></text:span><text:span text:style-name="T79">or</text:span><text:span text:style-name="T82"> --</text:span><text:span text:style-name="Source_20_Text"><text:span text:style-name="T74">proxy</text:span></text:span><text:span text:style-name="Source_20_Text"><text:span text:style-name="T76"> </text:span></text:span><text:span text:style-name="T79">Proxies all requests which can't be resolved locally to the given url. e.g.: </text:span><text:span text:style-name="T82">-P</text:span><text:span text:style-name="T79"> </text:span><text:a xlink:type="simple" xlink:href="http://someurl.com/" text:style-name="Internet_20_link" text:visited-style-name="Visited_20_Internet_20_Link"><text:span text:style-name="T86">http://someurl.com</text:span></text:a></text:p>
      <text:p text:style-name="P25"><text:span text:style-name="Source_20_Text"><text:span text:style-name="T74">-S</text:span></text:span><text:span text:style-name="Source_20_Text"><text:span text:style-name="T76"> </text:span></text:span><text:span text:style-name="T79">or </text:span><text:span text:style-name="Source_20_Text"><text:span text:style-name="T74">--ssl</text:span></text:span><text:span text:style-name="Source_20_Text"><text:span text:style-name="T76"> </text:span></text:span><text:span text:style-name="T79">Enable https.</text:span></text:p>
      <text:p text:style-name="P25"><text:span text:style-name="Source_20_Text"><text:span text:style-name="T74">-C</text:span></text:span><text:span text:style-name="Source_20_Text"><text:span text:style-name="T76"> </text:span></text:span><text:span text:style-name="T79">or </text:span><text:span text:style-name="Source_20_Text"><text:span text:style-name="T74">--cert</text:span></text:span><text:span text:style-name="Source_20_Text"><text:span text:style-name="T76"> </text:span></text:span><text:span text:style-name="T79">Path to ssl cert file (default: cert.pem).</text:span></text:p>
      <text:p text:style-name="P25"><text:span text:style-name="Source_20_Text"><text:span text:style-name="T74">-K</text:span></text:span><text:span text:style-name="T82">o</text:span><text:span text:style-name="T79">r</text:span><text:span text:style-name="Source_20_Text"><text:span text:style-name="T74">--key</text:span></text:span><text:span text:style-name="T82">Path</text:span><text:span text:style-name="T79"> to ssl key file (default: key.pem).</text:span></text:p>
      <text:p text:style-name="P25"><text:span text:style-name="Source_20_Text"><text:span text:style-name="T74">-r</text:span></text:span><text:span text:style-name="Source_20_Text"><text:span text:style-name="T76"> </text:span></text:span><text:span text:style-name="T79">o </text:span><text:span text:style-name="Source_20_Text"><text:span text:style-name="T74">--robots</text:span></text:span><text:span text:style-name="Source_20_Text"><text:span text:style-name="T76"> </text:span></text:span><text:span text:style-name="T79">Provide a /robots.txt (whose content defaults to 'User-agent: *\nDisallow: /')</text:span></text:p>
      <text:p text:style-name="P24"><text:span text:style-name="Source_20_Text"><text:span text:style-name="T75">-h </text:span></text:span><text:span text:style-name="T80">or</text:span><text:span text:style-name="Source_20_Text"><text:span text:style-name="T75">--help </text:span></text:span><text:span text:style-name="T80">Print this list and exit.</text:span></text:p>
      <text:h text:style-name="P17" text:outline-level="3"><text:bookmark text:name="running-unit-tests"/>Running Unit Tests:</text:h>
      <text:p text:style-name="P9">We use unit tests to ensure that the JavaScript code in our application is operating correctly. Unit tests focus on testing small isolated parts of the application. The unit tests are kept in test files (specs) side-by-side with the application code. This way it's easier to find them and keep them up-to-date with the code under test. It also makes refactoring our app structure easier, since tests are moved together with the source code.</text:p>
      <text:p text:style-name="P6"><text:span text:style-name="T3">The angular-phonecat project is configured to use </text:span><text:a xlink:type="simple" xlink:href="https://karma-runner.github.io/" text:style-name="Internet_20_link" text:visited-style-name="Visited_20_Internet_20_Link"><text:span text:style-name="T49">Karma</text:span></text:a><text:span text:style-name="T3"> to run the unit tests for the application. Start </text:span><text:span text:style-name="T48">Karma</text:span><text:span text:style-name="T3"> by running:</text:span></text:p>
      <text:p text:style-name="P13"><text:span text:style-name="Source_20_Text"><text:span text:style-name="T11">npm test</text:span></text:span></text:p>
      <text:p text:style-name="P2"><text:span text:style-name="T3">This will start the Karma unit test runner. Karma will read the configuration file </text:span><text:span text:style-name="Source_20_Text"><text:span text:style-name="T15">karma.conf.js</text:span></text:span><text:span text:style-name="T3">, located at the root of the project directory. This configuration file tells Karma to:</text:span></text:p>
      <text:list xml:id="list5202339517605999313" text:style-name="L4">
        <text:list-item>
          <text:p text:style-name="P73"><text:span text:style-name="T108">Open</text:span> <text:span text:style-name="T108">up</text:span> instances of the Chrome and Firefox browsers and connect them to Karma.</text:p>
        </text:list-item>
        <text:list-item>
          <text:p text:style-name="P73"><text:span text:style-name="T108">Execute</text:span> all the unit tests in these browsers.</text:p>
        </text:list-item>
        <text:list-item>
          <text:p text:style-name="P73"><text:soft-page-break/><text:span text:style-name="T108">Report</text:span> the results of these tests in the terminal/command line window.</text:p>
        </text:list-item>
        <text:list-item>
          <text:p text:style-name="P73"><text:span text:style-name="T108">Watch</text:span> all the project's JavaScript files and re-run the tests whenever any of these change.</text:p>
        </text:list-item>
      </text:list>
      <text:p text:style-name="P18"><text:span text:style-name="T110">It is good to leave this running all the time, in the background, as it will give you immediate feedback about whether your changes pass the unit tests while you are working on the code</text:span>.</text:p>
      <text:h text:style-name="P17" text:outline-level="3"><text:bookmark text:name="running-e2e-tests"/>Running E2E Tests:</text:h>
      <text:p text:style-name="P9">We use E2E (end-to-end) tests to ensure that the application as a whole operates as expected. E2E tests are designed to test the whole client-side application, in particular that the views are displaying and behaving correctly. It does this by simulating real user interaction with the real application running in the browser.</text:p>
      <text:p text:style-name="P2"><text:span text:style-name="T3">The E2E tests are kept in the </text:span><text:span text:style-name="Source_20_Text"><text:span text:style-name="T12">e2e-tests </text:span></text:span><text:span text:style-name="T3">directory.</text:span></text:p>
      <text:p text:style-name="P6"><text:span text:style-name="T3">The angular-phonecat project is configured to use </text:span><text:a xlink:type="simple" xlink:href="https://github.com/angular/protractor" text:style-name="Internet_20_link" text:visited-style-name="Visited_20_Internet_20_Link"><text:span text:style-name="T36">Protractor</text:span></text:a><text:span text:style-name="T3"> to run the E2E tests for the application. </text:span><text:span text:style-name="T47">Protractor</text:span><text:span text:style-name="T3"> relies upon a set of drivers to allow it to interact with the browser. You can install these drivers by running:</text:span></text:p>
      <text:p text:style-name="P13"><text:span text:style-name="Source_20_Text"><text:span text:style-name="T11">npm run update-webdriver</text:span></text:span></text:p>
      <text:p text:style-name="P15">You don't have to manually run this command. Our npm scripts are configured so that it will be automatically executed as part of the command that runs the E2E tests.</text:p>
      <text:p text:style-name="P9">Since Protractor works by interacting with a running application, we need to start our web server:</text:p>
      <text:p text:style-name="P13"><text:span text:style-name="Source_20_Text"><text:span text:style-name="T11">npm start</text:span></text:span></text:p>
      <text:p text:style-name="P6"><text:span text:style-name="T3">Then, </text:span><text:span text:style-name="T5">in a </text:span><text:span text:style-name="Emphasis"><text:span text:style-name="T5">separate </text:span></text:span><text:span text:style-name="T5">terminal/command line window</text:span><text:span text:style-name="T3">, we can run the </text:span><text:span text:style-name="T48">Protractor</text:span><text:span text:style-name="T3"> test scripts against the application by running:</text:span></text:p>
      <text:p text:style-name="P13"><text:span text:style-name="Source_20_Text"><text:span text:style-name="T11">npm run protractor</text:span></text:span></text:p>
      <text:p text:style-name="P2"><text:span text:style-name="T3">Protractor will read the configuration file at </text:span><text:span text:style-name="Source_20_Text"><text:span text:style-name="T16">e2e-tests/protractor.conf.js</text:span></text:span><text:span text:style-name="T3">. </text:span></text:p>
      <text:p text:style-name="P5"><text:span text:style-name="T7">Hawuv kwemagdirim Folder le</text:span><text:span text:style-name="T67">Protractor</text:span><text:span text:style-name="T7"> ledayek bewemot.</text:span></text:p>
      <text:p text:style-name="P4"/>
      <text:p text:style-name="P2"><text:span text:style-name="T3">This configuration file tells </text:span><text:span text:style-name="T48">Protractor</text:span><text:span text:style-name="T3"> to:</text:span></text:p>
      <text:list xml:id="list5465595726646959612" text:style-name="L5">
        <text:list-item>
          <text:p text:style-name="P74"><text:span text:style-name="T108">Open</text:span> up a Chrome browser and connect it to the application.</text:p>
        </text:list-item>
        <text:list-item>
          <text:p text:style-name="P74"><text:span text:style-name="T108">Execute</text:span> all the E2E tests in this browser.</text:p>
        </text:list-item>
        <text:list-item>
          <text:p text:style-name="P74"><text:span text:style-name="T108">Report</text:span> the results of these tests in the terminal/command line window.</text:p>
        </text:list-item>
        <text:list-item>
          <text:p text:style-name="P74"><text:span text:style-name="T108">Close</text:span> the browser and exit.</text:p>
        </text:list-item>
      </text:list>
      <text:p text:style-name="P19"><text:soft-page-break/><text:span text:style-name="T111">It is good to run the E2E tests whenever you make changes to the HTML views or want to check that the application as a whole is executing correctly. It is very common to run E2E tests before pushing a new commit of changes to a remote repository</text:span><text:span text:style-name="T112">.</text:span></text:p>
      <text:p text:style-name="P20"/>
      <text:p text:style-name="P20"><text:bookmark text:name="common-issues"/>Common Issues:</text:p>
      <text:p text:style-name="P11"><text:span text:style-name="T1"><text:line-break/></text:span><text:span text:style-name="Strong_20_Emphasis"><text:span text:style-name="T6">Firewall / Proxy issues:</text:span></text:span></text:p>
      <text:p text:style-name="P2"><text:span text:style-name="T3">Git and other tools, often use the </text:span><text:span text:style-name="Source_20_Text"><text:span text:style-name="T12">git: </text:span></text:span><text:span text:style-name="T3">protocol for accessing files in remote repositories. Some firewall configurations are blocking</text:span><text:span text:style-name="T54"> </text:span><text:span text:style-name="Source_20_Text"><text:span text:style-name="T53">git://</text:span></text:span><text:span text:style-name="T4">URLs</text:span><text:span text:style-name="T3">, which leads to errors when trying </text:span><text:span text:style-name="T3">to clone repositories or download dependencies. (For example corporate firewalls are "notorious" for blocking </text:span><text:span text:style-name="Source_20_Text"><text:span text:style-name="T12">git:</text:span></text:span><text:span text:style-name="T3">.)</text:span></text:p>
      <text:p text:style-name="P2"><text:span text:style-name="T3">If you run into this issue, you can force the use of </text:span><text:span text:style-name="Source_20_Text"><text:span text:style-name="T12">https: </text:span></text:span><text:span text:style-name="T3">instead, by running the following command: </text:span><text:span text:style-name="Source_20_Text"><text:span text:style-name="T12">git config --global url.</text:span></text:span><text:span text:style-name="Source_20_Text"><text:span text:style-name="T45">"https://"</text:span></text:span><text:span text:style-name="Source_20_Text"><text:span text:style-name="T12">. insteadOf </text:span></text:span><text:span text:style-name="Source_20_Text"><text:span text:style-name="T53">git://</text:span></text:span></text:p>
      <text:p text:style-name="P11"><text:span text:style-name="T3"><text:line-break/></text:span><text:span text:style-name="Strong_20_Emphasis"><text:span text:style-name="T6">Updating WebDriver takes too long:</text:span></text:span></text:p>
      <text:p text:style-name="P2"><text:span text:style-name="T3">Running </text:span><text:span text:style-name="Source_20_Text"><text:span text:style-name="T12">update-webdriver </text:span></text:span><text:span text:style-name="T3">for the first time may take from several seconds up to a few minutes (depending on your hardware and network connection). If you cancel the operation (e.g. Using </text:span><text:span text:style-name="Source_20_Text"><text:span text:style-name="T40">Ctrl</text:span></text:span><text:span text:style-name="Source_20_Text"><text:span text:style-name="T12">+C</text:span></text:span><text:span text:style-name="T3">), you might get errors, when trying to run Protractor later.</text:span></text:p>
      <text:p text:style-name="P2"><text:span text:style-name="T3">In that case, you can delete the </text:span><text:span text:style-name="Source_20_Text"><text:span text:style-name="T12">node_modules/ </text:span></text:span><text:span text:style-name="T3">directory and run </text:span><text:span text:style-name="Source_20_Text"><text:span text:style-name="T12">npm install </text:span></text:span><text:span text:style-name="T3">again.</text:span></text:p>
      <text:p text:style-name="P11"><text:span text:style-name="T3"><text:line-break/></text:span><text:span text:style-name="Strong_20_Emphasis"><text:span text:style-name="T6">Protractor dependencies:</text:span></text:span></text:p>
      <text:p text:style-name="P2"><text:span text:style-name="T3">Under the hood, Protractor uses the </text:span><text:a xlink:type="simple" xlink:href="http://docs.seleniumhq.org/" text:style-name="Internet_20_link" text:visited-style-name="Visited_20_Internet_20_Link"><text:span text:style-name="T34">Selenium Standalone Server</text:span></text:a><text:span text:style-name="T3">, which in turn requires the </text:span><text:a xlink:type="simple" xlink:href="https://en.wikipedia.org/wiki/Java_Development_Kit" text:style-name="Internet_20_link" text:visited-style-name="Visited_20_Internet_20_Link">Java Development Kit (JDK)</text:a><text:span text:style-name="T61"> </text:span><text:span text:style-name="T3">to be installed on your local machine. Check this by running </text:span><text:span text:style-name="Source_20_Text"><text:span text:style-name="T12">java -version </text:span></text:span><text:span text:style-name="T3">from the command line.</text:span></text:p>
      <text:p text:style-name="P6"><text:span text:style-name="T3">If JDK is not already installed, you can download it </text:span><text:a xlink:type="simple" xlink:href="http://www.oracle.com/technetwork/java/javase/downloads/index.html" text:style-name="Internet_20_link" text:visited-style-name="Visited_20_Internet_20_Link"><text:span text:style-name="T34">here</text:span></text:a><text:span text:style-name="T3">.</text:span></text:p>
      <text:p text:style-name="P11"><text:span text:style-name="T3"><text:line-break/></text:span><text:span text:style-name="Strong_20_Emphasis"><text:span text:style-name="T6">Error running the web server:</text:span></text:span></text:p>
      <text:p text:style-name="P2"><text:span text:style-name="T3">The web server is configured to use port 8000. If the port is already in use (for example by another instance of a running web server) you will get an </text:span><text:span text:style-name="Source_20_Text"><text:span text:style-name="T12">EADDRINUSE </text:span></text:span><text:span text:style-name="T54">error</text:span><text:span text:style-name="T3">. Make sure the port is available, before running </text:span><text:span text:style-name="Source_20_Text"><text:span text:style-name="T12">npm start</text:span></text:span><text:span text:style-name="T3">.</text:span></text:p>
      <text:p text:style-name="P39"/>
      <text:p text:style-name="P10">Bekizur, App-Model haze noten lanu lehatkin velehathel et Environment leDevelopment welanu bewura ehad: </text:p>
      <text:list xml:id="list7486207786960832057" text:style-name="L6">
        <text:list-item>
          <text:p text:style-name="P72"><text:span text:style-name="T52">Magiim</text:span><text:span text:style-name="T25"> le</text:span><text:span text:style-name="T26">Folder</text:span><text:span text:style-name="T25"> eifo we</text:span><text:span text:style-name="T26">App-Model</text:span><text:span text:style-name="T25"> nohehi nimza mi</text:span><text:span text:style-name="T26">Git-Bash</text:span></text:p>
        </text:list-item>
        <text:list-item>
          <text:p text:style-name="P72"><text:soft-page-break/><text:span text:style-name="T52">Osim</text:span><text:span text:style-name="T25"> </text:span><text:span text:style-name="T26">nmp install</text:span><text:span text:style-name="T25">, veaz Automatically lefi </text:span><text:span text:style-name="T73">PACKAGE.JSON</text:span><text:span text:style-name="T25">, ve</text:span><text:span text:style-name="T73">BOWER.JSON</text:span><text:span text:style-name="T25"> nitanim lanu et kol ha</text:span><text:span text:style-name="T26">Components</text:span><text:span text:style-name="T25"> ve</text:span><text:span text:style-name="T26">Tools</text:span><text:span text:style-name="T25"> hanahuzim. </text:span></text:p>
        </text:list-item>
      </text:list>
      <text:p text:style-name="P10"/>
      <text:p text:style-name="P12"><text:span text:style-name="T56">VEMEOD MEOD HAWUV</text:span><text:span text:style-name="T28">: LEDAYEK BEWEMOT ve</text:span><text:span text:style-name="T29">FOLDERS</text:span><text:span text:style-name="T28"> WEMAHILOT </text:span><text:span text:style-name="T65">CONFIG</text:span><text:span text:style-name="T28"> </text:span><text:span text:style-name="T65">FiLES</text:span><text:span text:style-name="T28">.</text:span></text:p>
      <text:p text:style-name="P9">Now that you have set up your local machine, let's get started with the tutorial: </text:p>
      <text:p text:style-name="P6"><text:a xlink:type="simple" xlink:href="https://docs.angularjs.org/tutorial/step_00" text:style-name="Internet_20_link" text:visited-style-name="Visited_20_Internet_20_Link"><text:span text:style-name="T34">Step 0 - Bootstrapping</text:span></text:a></text:p>
      <text:p text:style-name="P21"><text:span text:style-name="T114">[HTML5 Boilerplate homepage](https://html5boilerplate.com/) | [Documentation table of contents](TOC.md)</text:span><text:span text:style-name="T108"><text:line-break/></text:span><text:line-break/># The HTML<text:line-break/><text:line-break/>By default, HTML5 Boilerplate provides two `html` pages:<text:line-break/><text:line-break/>* [`index.html`](#indexhtml) - a default HTML skeleton that should form the<text:line-break/> <text:s/>basis of all pages on your website<text:line-break/>* [`404.html`](#404html) - a placeholder 404 error page<text:line-break/><text:line-break/><text:line-break/>## `index.html`<text:line-break/><text:line-break/><text:line-break/>### The `no-js` Class<text:line-break/><text:line-break/>The `no-js` class is provided in order to allow you to more easily and<text:line-break/>explicitly add custom styles based on whether JavaScript is disabled<text:line-break/>(`.no-js`) or enabled (`.js`). Using this technique also helps [avoid the<text:line-break/>FOUC](https://www.paulirish.com/2009/avoiding-the-fouc-v3/).<text:line-break/><text:line-break/><text:line-break/>## Language Attribute<text:line-break/><text:line-break/>Please consider specifying the language of your content by adding the `lang`<text:line-break/>attribute to `&lt;html&gt;` as in this example:<text:line-break/><text:line-break/>```html<text:line-break/>&lt;html class="no-js" lang="en"&gt;<text:line-break/>```<text:line-break/><text:line-break/>### The order of the `&lt;title&gt;` and `&lt;meta&gt;` tags<text:line-break/><text:line-break/>The order in which the `&lt;title&gt;` and the `&lt;meta&gt;` tags are specified is<text:line-break/>important because:<text:line-break/><text:line-break/><text:soft-page-break/>1) the charset declaration (`&lt;meta charset="utf-8"&gt;`):<text:line-break/><text:line-break/> <text:s text:c="2"/>* must be included completely within the [first 1024 bytes of the<text:line-break/> <text:s text:c="4"/>document](https://www.whatwg.org/specs/web-apps/current-work/multipage/semantics.html#charset)<text:line-break/><text:line-break/> <text:s text:c="2"/>* should be specified as early as possible (before any content that could<text:line-break/> <text:s text:c="4"/>be controlled by an attacker, such as a `&lt;title&gt;` element) in order to<text:line-break/> <text:s text:c="4"/>avoid a potential [encoding-related security<text:line-break/> <text:s text:c="4"/>issue](https://code.google.com/p/doctype-mirror/wiki/ArticleUtf7) in<text:line-break/> <text:s text:c="4"/>Internet Explorer<text:line-break/><text:line-break/>2) the meta tag for compatibility mode<text:line-break/> <text:s text:c="2"/>(`&lt;meta http-equiv="x-ua-compatible" content="ie=edge"&gt;`):<text:line-break/><text:line-break/> <text:s text:c="2"/>* [needs to be included before all other tags except for the `&lt;title&gt;` and<text:line-break/> <text:s text:c="4"/>the other `&lt;meta&gt;`<text:line-break/> <text:s text:c="4"/>tags](https://msdn.microsoft.com/en-us/library/cc288325.aspx)<text:line-break/><text:line-break/><text:line-break/>### `x-ua-compatible`<text:line-break/><text:line-break/>Internet Explorer 8/9/10 support [document compatibility<text:line-break/>modes](https://msdn.microsoft.com/en-us/library/cc288325.aspx) that affect the<text:line-break/>way webpages are interpreted and displayed. Because of this, even if your site's<text:line-break/>visitor is using, let's say, Internet Explorer 9, it's possible that IE will not<text:line-break/>use the latest rendering engine, and instead, decide to render your page using<text:line-break/>the Internet Explorer 5.5 rendering engine.<text:line-break/><text:line-break/>Specifying the `x-ua-compatible` meta tag:<text:line-break/><text:line-break/>```html<text:line-break/>&lt;meta http-equiv="x-ua-compatible" content="ie=edge"&gt;<text:line-break/>```<text:line-break/><text:line-break/>or sending the page with the following HTTP response header<text:line-break/><text:line-break/>```<text:line-break/>X-UA-Compatible: IE=edge<text:line-break/>```<text:line-break/><text:line-break/>will force Internet Explorer 8/9/10 to render the webpage in the highest<text:line-break/>available mode in [the various cases when it may<text:line-break/>not](https://hsivonen.fi/doctype/#ie8), and therefore, ensure that anyone<text:line-break/>browsing your site is treated to the best possible user experience that<text:line-break/>browser can offer.<text:line-break/><text:line-break/>If possible, we recommend that you remove the `meta` tag and send only the<text:line-break/>HTTP response header as the `meta` tag will not always work if your site is<text:line-break/>served on a non-standard port, as Internet Explorer's preference option<text:line-break/>`Display intranet sites in Compatibility View` is checked by default.<text:line-break/><text:line-break/><text:soft-page-break/>If you are using Apache as your webserver, including the<text:line-break/>[`.htaccess`](https://github.com/h5bp/server-configs-apache) file takes care of<text:line-break/>the HTTP header. If you are using a different server, check out our [other<text:line-break/>server config](https://github.com/h5bp/server-configs).<text:line-break/><text:line-break/>Starting with Internet Explorer 11, [document modes are<text:line-break/>deprecated](https://msdn.microsoft.com/library/bg182625.aspx#docmode).<text:line-break/>If your business still relies on older web apps and services that were<text:line-break/>designed for older versions of Internet Explorer, you might want to consider<text:line-break/>enabling [Enterprise Mode](https://blogs.msdn.microsoft.com/ie/2014/04/02/stay-up-to-date-with-enterprise-mode-for-internet-explorer-11/) throughout your company.<text:line-break/><text:line-break/><text:line-break/>## Meta Description<text:line-break/><text:line-break/>The `description` meta tag provides a short description of the page. <text:line-break/>In some situations this description is used as a part of the snippet <text:line-break/>shown in the search results.<text:line-break/><text:line-break/>```html<text:line-break/>&lt;meta name="description" content="This is a description"&gt;<text:line-break/>```<text:line-break/><text:line-break/><text:line-break/>## Mobile Viewport<text:line-break/><text:line-break/>There are a few different options that you can use with the [`viewport` meta<text:line-break/>tag](https://docs.google.com/present/view?id=dkx3qtm_22dxsrgcf4 "Viewport and<text:line-break/>Media Queries - The Complete Idiot's Guide"). You can find out more in [the<text:line-break/>Apple developer docs](https://developer.apple.com/library/safari/documentation/AppleApplications/Reference/SafariWebContent/UsingtheViewport/UsingtheViewport.html).<text:line-break/>HTML5 Boilerplate comes with a simple setup that strikes a good balance for general use cases.<text:line-break/><text:line-break/>```html<text:line-break/>&lt;meta name="viewport" content="width=device-width, initial-scale=1"&gt;<text:line-break/>```<text:line-break/><text:line-break/>## Favicons and Touch Icon<text:line-break/><text:line-break/>The shortcut icons should be put in the root directory of your site. HTML5<text:line-break/>Boilerplate comes with a default set of icons (include favicon and one Apple<text:line-break/>Touch Icon) that you can use as a baseline to create your own.<text:line-break/><text:line-break/>Please refer to the more detailed description in the [Extend section](extend.md)<text:line-break/>of these docs.<text:line-break/><text:line-break/>## Modernizr<text:line-break/><text:line-break/>HTML5 Boilerplate uses a custom build of Modernizr.<text:line-break/><text:line-break/><text:soft-page-break/>[Modernizr](https://modernizr.com/) is a JavaScript library which adds classes to<text:line-break/>the `html` element based on the results of feature test and which ensures that<text:line-break/>all browsers can make use of HTML5 elements (as it includes the HTML5 Shiv).<text:line-break/>This allows you to target parts of your CSS and JavaScript based on the<text:line-break/>features supported by a browser.<text:line-break/><text:line-break/>In general, in order to keep page load times to a minimum, it's best to call<text:line-break/>any JavaScript at the end of the page because if a script is slow to load<text:line-break/>from an external server it may cause the whole page to hang. That said, the<text:line-break/>Modernizr script *needs* to run *before* the browser begins rendering the page,<text:line-break/>so that browsers lacking support for some of the new HTML5 elements are able to<text:line-break/>handle them properly. Therefore the Modernizr script is the only JavaScript<text:line-break/>file synchronously loaded at the top of the document.<text:line-break/><text:line-break/>## What About Polyfills?<text:line-break/><text:line-break/>If you need to include [polyfills](https://remysharp.com/2010/10/08/what-is-a-polyfill)<text:line-break/>in your project, you must make sure those load before any other JavaScript. If you're<text:line-break/>using some polyfill CDN service, like [cdn.polyfill.io](https://cdn.polyfill.io/),<text:line-break/>just put it before the other scripts in the bottom of the page:<text:line-break/><text:line-break/>```html<text:line-break/> <text:s text:c="3"/>&lt;script src="https://cdn.polyfill.io/v1/polyfill.min.js"&gt;&lt;/script&gt;<text:line-break/> <text:s text:c="3"/>&lt;script src="https://ajax.googleapis.com/ajax/libs/jquery/1.11.2/jquery.min.js"&gt;&lt;/script&gt;<text:line-break/> <text:s text:c="3"/>&lt;script&gt;window.jQuery || document.write('&lt;script src="js/vendor/jquery-1.11.2.min.js"&gt;&lt;\/script&gt;')&lt;/script&gt;<text:line-break/> <text:s text:c="3"/>&lt;script src="js/plugins.js"&gt;&lt;/script&gt;<text:line-break/> <text:s text:c="3"/>&lt;script src="js/main.js"&gt;&lt;/script&gt;<text:line-break/>&lt;/body&gt;<text:line-break/>```<text:line-break/><text:line-break/>If you like to just include the polyfills yourself, you could include them in<text:line-break/>`js/plugins.js`. When you have a bunch of polyfills to load in, you could<text:line-break/>also create a `polyfills.js` file in the `js/vendor` directory. Also using<text:line-break/>this technique, make sure the polyfills are all loaded before any other<text:line-break/>Javascript.<text:line-break/><text:line-break/>There are some misconceptions about Modernizr and polyfills. It's important<text:line-break/>to understand that Modernizr just handles feature checking, not polyfilling<text:line-break/>itself. The only thing Modernizr does regarding polyfills is that the team<text:line-break/>maintains [a huge list of cross Browser polyfills](https://github.com/Modernizr/Modernizr/wiki/HTML5-Cross-Browser-Polyfills).<text:line-break/><text:line-break/>## The Content Area<text:line-break/><text:line-break/>The central part of the boilerplate template is pretty much empty. This is<text:line-break/>intentional, in order to make the boilerplate suitable for both web page and<text:line-break/>web app development.<text:line-break/><text:line-break/>### Browser Upgrade Prompt<text:line-break/><text:line-break/>The main content area of the boilerplate includes a prompt to install an up to<text:line-break/><text:soft-page-break/>date browser for users of IE 6/7. If you intended to support IE 6/7, then you<text:line-break/>should remove the snippet of code.<text:line-break/><text:line-break/>### jQuery CDN for jQuery<text:line-break/><text:line-break/>The jQuery CDN version of the jQuery JavaScript library is referenced towards<text:line-break/>the bottom of the page. A local fallback of jQuery is included for rare instances<text:line-break/>when the CDN version might not be available, and to facilitate offline<text:line-break/>development.<text:line-break/><text:line-break/>The jQuery CDN version was chosen over other potential candidates<text:line-break/>([like Google's Hosted Libraries](https://developers.google.com/speed/libraries/))<text:line-break/>because it's fast ([comparable or faster than Google by some<text:line-break/>measures](https://www.cdnperf.com/#jsdelivr,cdnjs,google,yandex,microsoft,jquery,bootstrapcdn/https/90))<text:line-break/>and, (unlike Google's CDN) is available to China's hundreds of millions of internet users.<text:line-break/>For many years we [chose](https://github.com/h5bp/html5-boilerplate/issues/1191)<text:line-break/>the Google Hosted version over the jQuery CDN because it was available<text:line-break/>over HTTPS (the jQuery CDN was not,) and it offered a better chance of<text:line-break/>hitting the cache lottery owing to the popularity of the Google CDN.<text:line-break/>The first issue is no longer valid and the second is far outweighed by<text:line-break/>being able to serve jQuery to Chinese users.<text:line-break/><text:line-break/>While the jQuery CDN is a strong default solution your site or application may<text:line-break/>require a different configuration. Testing your site with services like<text:line-break/>[WebPageTest](https://www.webpagetest.org/) and browser tools like<text:line-break/>[PageSpeed Insights](https://developers.google.com/speed/pagespeed/insights/) or<text:line-break/>[YSlow](https://developer.yahoo.com/yslow/) will help you examine the real<text:line-break/>world performance of your site and can show where you can optimize your specific<text:line-break/>site or application.<text:line-break/><text:line-break/>### Google Universal Analytics Tracking Code<text:line-break/><text:line-break/>Finally, an optimized version of the Google Universal Analytics tracking code is<text:line-break/>included. Google recommends that this script be placed at the top of the page.<text:line-break/>Factors to consider: if you place this script at the top of the page, you’ll<text:line-break/>be able to count users who don’t fully load the page, and you’ll incur the max<text:line-break/>number of simultaneous connections of the browser.<text:line-break/><text:line-break/>Further information:<text:line-break/><text:line-break/>* [Optimizing the Google Universal Analytics<text:line-break/> <text:s/>Snippet](https://mathiasbynens.be/notes/async-analytics-snippet#universal-analytics)<text:line-break/>* [Introduction to<text:line-break/> <text:s/>Analytics.js](https://developers.google.com/analytics/devguides/collection/analyticsjs/)<text:line-break/>*</text:p>
      <text:p text:style-name="P21"><text:s/>[Google Analytics Demos &amp; Tools](https://ga-dev-tools.appspot.com/)<text:line-break/><text:line-break/>**N.B.** The Google Universal Analytics snippet is included by default mainly<text:line-break/>because Google Analytics is [currently one of the most popular tracking<text:line-break/><text:soft-page-break/>solutions](https://trends.builtwith.com/analytics/Google-Analytics) out there.<text:line-break/>However, its usage isn't set in stone, and you SHOULD consider exploring the<text:line-break/>[alternatives](https://en.wikipedia.org/wiki/List_of_web_analytics_software)<text:line-break/>and use whatever suits your needs best!<text:line-break/></text:p>
      <text:p text:style-name="P21"><text:span text:style-name="T114">[HTML5 Boilerplate homepage](https://html5boilerplate.com/) | [Documentation table of contents](TOC.md)</text:span><text:line-break/><text:line-break/><text:span text:style-name="T108"># The CSS</text:span><text:line-break/><text:line-break/>HTML5 Boilerplate's CSS includes:<text:line-break/><text:line-break/>* [Normalize.css](#normalizecss)<text:line-break/>* [Useful defaults](#useful-defaults)<text:line-break/>* [Common helpers](#common-helpers)<text:line-break/>* [Placeholder media queries](#media-queries)<text:line-break/>* [Print styles](#print-styles)<text:line-break/><text:line-break/>This starting CSS does not rely on the presence of<text:line-break/>[conditional class names](https://www.paulirish.com/2008/conditional-stylesheets-vs-css-hacks-answer-neither/),<text:line-break/>[conditional style sheets](https://css-tricks.com/how-to-create-an-ie-only-stylesheet/),<text:line-break/>or [Modernizr](https://modernizr.com/), and it is ready to use no matter what<text:line-break/>your development preferences happen to be.<text:line-break/><text:line-break/><text:line-break/>## Normalize.css<text:line-break/><text:line-break/>In order to make browsers render all elements more consistently and in line<text:line-break/>with modern standards, we include<text:line-break/>[Normalize.css](https://necolas.github.io/normalize.css/) — a modern, HTML5-ready<text:line-break/>alternative to CSS resets.<text:line-break/><text:line-break/>As opposed to CSS resets, Normalize.css:<text:line-break/><text:line-break/>* targets only the styles that need normalizing<text:line-break/>* preserves useful browser defaults rather than erasing them<text:line-break/>* corrects bugs and common browser inconsistencies<text:line-break/>* improves usability with subtle improvements<text:line-break/>* doesn't clutter the debugging tools<text:line-break/>* has better documentation<text:line-break/><text:line-break/>For more information about Normalize.css, please refer to its [project<text:line-break/>page](https://necolas.github.com/normalize.css/), as well as this<text:line-break/>[blog post](http://nicolasgallagher.com/about-normalize-css/).<text:line-break/><text:line-break/><text:line-break/>## Useful defaults<text:line-break/><text:line-break/>Several base styles are included that build upon `Normalize.css`. These<text:line-break/>styles:<text:line-break/><text:soft-page-break/><text:line-break/>* provide basic typography settings that improve text readability<text:line-break/>* protect against unwanted `text-shadow` during text highlighting<text:line-break/>* tweak the default alignment of some elements (e.g.: `img`, `video`,<text:line-break/> <text:s/>`fieldset`, `textarea`)<text:line-break/>* style the prompt that is displayed to users using an outdated browser<text:line-break/><text:line-break/>You are free and even encouraged to modify or add to these base styles as your<text:line-break/>project requires.<text:line-break/><text:line-break/><text:line-break/>## Common helpers<text:line-break/><text:line-break/>Along with the base styles, we also provide some commonly used helper classes.<text:line-break/><text:line-break/>#### `.hidden`<text:line-break/><text:line-break/>The `hidden` class can be added to any element that you want to hide visually<text:line-break/>and from screen readers. It could be an element that will be populated and<text:line-break/>displayed later, or an element you will hide with JavaScript.<text:line-break/><text:line-break/>#### `.visuallyhidden`<text:line-break/><text:line-break/>The `visuallyhidden` class can be added to any element that you want to hide<text:line-break/>visually, while still have its content accessible to screen readers.<text:line-break/><text:line-break/>See also:<text:line-break/><text:line-break/>* [CSS in Action: Invisible Content Just for Screen Reader<text:line-break/> <text:s/>Users](http://webaim.org/techniques/css/invisiblecontent/)<text:line-break/>* [Hiding content for<text:line-break/> <text:s/>accessibility](https://snook.ca/archives/html_and_css/hiding-content-for-accessibility)<text:line-break/>* [HTML5 Boilerplate - Issue #194](https://github.com/h5bp/html5-boilerplate/issues/194).<text:line-break/><text:line-break/>#### `.invisible`<text:line-break/><text:line-break/>The `invisible` class can be added to any element that you want to hide<text:line-break/>visually and from screen readers, but without affecting the layout.<text:line-break/><text:line-break/>As opposed to the `hidden` class that effectively removes the element from the<text:line-break/>layout, the `invisible` class will simply make the element invisible while<text:line-break/>keeping it in the flow and not affecting the positioning of the surrounding<text:line-break/>content.<text:line-break/><text:line-break/>__N.B.__ Try to stay away from, and don't use the classes specified above for<text:line-break/>[keyword stuffing](https://en.wikipedia.org/wiki/Keyword_stuffing) as you will<text:line-break/>harm your site's ranking!<text:line-break/><text:line-break/>#### `.clearfix`<text:line-break/><text:line-break/>The `clearfix` class can be added to any element to ensure that it always fully<text:line-break/>contains its floated children.<text:line-break/><text:soft-page-break/><text:line-break/>Over the years there have been many variants of the clearfix hack, but currently,<text:line-break/>we use the [micro clearfix](http://nicolasgallagher.com/micro-clearfix-hack/).<text:line-break/><text:line-break/><text:line-break/>## Media Queries<text:line-break/><text:line-break/>HTML5 Boilerplate makes it easy for you to get started with a<text:line-break/>[_mobile first_](http://www.lukew.com/presos/preso.asp?26) and [_responsive web<text:line-break/>design_](http://alistapart.com/article/responsive-web-design) approach to<text:line-break/>development. But it's worth remembering that there are [no silver<text:line-break/>bullets](https://cloudfour.com/thinks/css-media-query-for-mobile-is-fools-gold/).<text:line-break/><text:line-break/>We include placeholder media queries to help you build up your mobile styles for<text:line-break/>wider viewports and high-resolution displays. It's recommended that you adapt<text:line-break/>these media queries based on the content of your site rather than mirroring the<text:line-break/>fixed dimensions of specific devices.<text:line-break/><text:line-break/>If you do not want to take the _mobile first_ approach, you can simply edit or<text:line-break/>remove these placeholder media queries. One possibility would be to work from<text:line-break/>wide viewports down, and use `max-width` media queries instead (e.g.:<text:line-break/>`@media only screen and (max-width: 480px)`).<text:line-break/><text:line-break/><text:line-break/>## Print styles<text:line-break/><text:line-break/>Lastly, we provide some useful print styles that will optimize the printing<text:line-break/>process, as well as make the printed pages easier to read.<text:line-break/><text:line-break/>At printing time, these styles will:<text:line-break/><text:line-break/>* strip all background colors, change the font color to black, and remove the<text:line-break/> <text:s/>`text-shadow` — done in order to [help save printer ink and speed up the<text:line-break/> <text:s/>printing process](http://www.sanbeiji.com/archives/953)<text:line-break/>* underline and expand links to include the URL — done in order to allow users<text:line-break/> <text:s/>to know where to refer to&lt;br&gt;<text:line-break/> <text:s/>(exceptions to this are: the links that are<text:line-break/> <text:s/>[fragment identifiers](https://developer.mozilla.org/en-US/docs/Web/HTML/Element/a#attr-href),<text:line-break/> <text:s/>or use the<text:line-break/> <text:s/>[`javascript:` pseudo protocol](https://developer.mozilla.org/en-US/docs/Web/JavaScript/Reference/Operators/void#JavaScript_URIs))<text:line-break/>* expand abbreviations to include the full description — done in order to allow<text:line-break/> <text:s/>users to know what the abbreviations stands for<text:line-break/>* provide instructions on how browsers should break the content into pages and<text:line-break/> <text:s/>on [orphans/widows](https://en.wikipedia.org/wiki/Widows_and_orphans), namely,<text:line-break/> <text:s/>we instruct<text:line-break/> <text:s/>[supporting browsers](https://en.wikipedia.org/wiki/Comparison_of_layout_engines_%28Cascading_Style_Sheets%29#Grammar_and_rules)<text:line-break/> <text:s/>that they should:<text:line-break/><text:line-break/> <text:s/>* ensure the table header (`&lt;thead&gt;`) is [printed on each page spanned by the<text:line-break/><text:soft-page-break/> <text:s text:c="3"/>table](http://css-discuss.incutio.com/wiki/Printing_Tables)<text:line-break/> <text:s/>* prevent block quotations, preformatted text, images and table rows from<text:line-break/> <text:s text:c="3"/>being split onto two different pages<text:line-break/> <text:s/>* ensure that headings never appear on a different page than the text they<text:line-break/> <text:s text:c="3"/>are associated with<text:line-break/> <text:s/>* ensure that<text:line-break/> <text:s text:c="3"/>[orphans and widows](https://en.wikipedia.org/wiki/Widows_and_orphans) do<text:line-break/> <text:s text:c="3"/>[not appear on printed pages](https://css-tricks.com/almanac/properties/o/orphans/)<text:line-break/><text:line-break/>The print styles are included along with the other `css` to [avoid the<text:line-break/>additional HTTP request](http://www.phpied.com/delay-loading-your-print-css/).<text:line-break/>Also, they should always be included last, so that the other styles can be<text:line-break/>overwritten.</text:p>
      <text:p text:style-name="P76"><text:span text:style-name="T1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elle1" svg:font-family="Adelle, georgia, serif"/>
    <style:font-face style:name="Adelle" svg:font-family="Adelle, sans-serif"/>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krona" svg:font-family="krona, sans-serif"/>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5T17:36:43.21</meta:creation-date>
    <meta:editing-duration>PT4H41M27S</meta:editing-duration>
    <meta:editing-cycles>6</meta:editing-cycles>
    <meta:generator>OpenOffice/4.1.2$Win32 OpenOffice.org_project/412m3$Build-9782</meta:generator>
    <dc:date>2017-03-25T22:49:31.57</dc:date>
    <meta:document-statistic meta:table-count="0" meta:image-count="0" meta:object-count="0" meta:page-count="15" meta:paragraph-count="134" meta:word-count="3998" meta:character-count="28337"/>
    <meta:user-defined meta:name="Info 1"/>
    <meta:user-defined meta:name="Info 2"/>
    <meta:user-defined meta:name="Info 3"/>
    <meta:user-defined meta:name="Info 4"/>
  </office:meta>
</office:document-meta>
</file>